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35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62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style:font-name="Liberation Sans" fo:font-size="9pt" style:font-size-asian="9pt" style:font-size-complex="9pt"/>
    </style:style>
    <style:style style:name="ce2" style:family="table-cell" style:parent-style-name="DataPilot_20_Corner">
      <style:table-cell-properties fo:border-bottom="none" style:text-align-source="fix" style:repeat-content="false" fo:border-left="0.028in solid #000000" fo:border-right="none" fo:border-top="0.028in solid #000000" style:vertical-align="middle"/>
      <style:paragraph-properties fo:text-align="center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ataPilot_20_Field">
      <style:table-cell-properties fo:border-bottom="0.0138in solid #000000" fo:background-color="#e6e6e6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5" style:family="table-cell" style:parent-style-name="DataPilot_20_Category">
      <style:table-cell-properties fo:border-bottom="none" fo:background-color="#e6e6ff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6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7" style:family="table-cell" style:parent-style-name="DataPilot_20_Category">
      <style:table-cell-properties fo:border-bottom="none" fo:background-color="#e6e6ff" fo:border-left="0.028in solid #000000" fo:border-right="0.0138in solid #000000" fo:border-top="none"/>
      <style:text-properties style:font-name="Liberation Sans" fo:font-size="9pt" style:font-size-asian="9pt" style:font-size-complex="9pt"/>
    </style:style>
    <style:style style:name="ce8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9" style:family="table-cell" style:parent-style-name="DataPilot_20_Category">
      <style:table-cell-properties fo:border-bottom="none" style:text-align-source="fix" style:repeat-content="false" fo:border-left="0.028in solid #000000" fo:border-right="0.0138in solid #000000" fo:border-top="none"/>
      <style:paragraph-properties fo:text-align="start" fo:margin-left="0.139in"/>
      <style:text-properties style:font-name="Arial" fo:font-size="10pt" style:font-name-asian="DejaVu Sans" style:font-size-asian="10pt" style:font-name-complex="Tahoma" style:font-size-complex="10pt"/>
    </style:style>
    <style:style style:name="ce10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name-asian="DejaVu Sans" style:font-size-asian="9pt" style:font-name-complex="Tahoma" style:font-size-complex="9pt"/>
    </style:style>
    <style:style style:name="ce11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font-name="Liberation Sans" fo:font-size="9pt" style:font-size-asian="9pt" style:font-size-complex="9pt"/>
    </style:style>
    <style:style style:name="ce12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font-name="Liberation Sans" fo:font-size="9pt" style:font-size-asian="9pt" style:font-size-complex="9pt"/>
    </style:style>
    <style:style style:name="ce13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size-asian="9pt" style:font-size-complex="9pt"/>
    </style:style>
    <style:style style:name="ce14" style:family="table-cell" style:parent-style-name="DataPilot_20_Category">
      <style:table-cell-properties fo:border-bottom="none" fo:background-color="#e6e6ff" style:text-align-source="fix" style:repeat-content="false" fo:border-left="0.028in solid #000000" fo:border-right="0.0138in solid #000000" fo:border-top="none"/>
      <style:paragraph-properties fo:text-align="start" fo:margin-left="0in"/>
      <style:text-properties style:use-window-font-color="true" style:font-name="Liberation Sans" fo:font-size="9pt" style:font-size-asian="9pt" style:font-size-complex="9pt"/>
    </style:style>
    <style:style style:name="ce15" style:family="table-cell" style:parent-style-name="DataPilot_20_Title">
      <style:table-cell-properties fo:border-bottom="0.028in solid #000000" fo:border-left="0.028in solid #000000" fo:border-right="0.0138in solid #000000" fo:border-top="0.0138in solid #000000"/>
      <style:text-properties style:font-name="Liberation Sans" fo:font-size="9pt" style:font-size-asian="9pt" style:font-size-complex="9pt"/>
    </style:style>
    <style:style style:name="ce16" style:family="table-cell" style:parent-style-name="Default"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ataPilot_20_Corner">
      <style:table-cell-properties fo:border-bottom="none" fo:border-left="0.028in solid #000000" fo:border-right="none" fo:border-top="none"/>
      <style:text-properties style:font-name="Liberation Sans" fo:font-size="9pt" style:font-size-asian="9pt" style:font-size-complex="9pt"/>
    </style:style>
    <style:style style:name="ce19" style:family="table-cell" style:parent-style-name="DataPilot_20_Category">
      <style:table-cell-properties fo:border-bottom="none" style:text-align-source="fix" style:repeat-content="false" fo:background-color="transparent" fo:border-left="0.028in solid #000000" fo:border-right="0.0138in solid #000000" fo:border-top="none"/>
      <style:paragraph-properties fo:text-align="start" fo:margin-left="0.139in"/>
      <style:text-properties style:use-window-font-color="true" style:font-name="Liberation Sans" fo:font-size="9pt" style:font-name-asian="DejaVu Sans" style:font-size-asian="9pt" style:font-name-complex="Tahoma" style:font-size-complex="9pt"/>
    </style:style>
    <style:style style:name="ce20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23" style:family="table-cell" style:parent-style-name="DataPilot_20_Field">
      <style:table-cell-properties fo:border-bottom="0.0138in solid #000000" fo:background-color="#cccccc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24" style:family="table-cell" style:parent-style-name="DataPilot_20_Category">
      <style:table-cell-properties fo:border-bottom="0.0138in solid #000000" fo:background-color="#cccccc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25" style:family="table-cell" style:parent-style-name="Default">
      <style:table-cell-properties fo:border-bottom="0.0008in solid #000000" fo:background-color="#e6e6e6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26" style:family="table-cell" style:parent-style-name="Default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7" style:family="table-cell" style:parent-style-name="Default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8" style:family="table-cell" style:parent-style-name="Default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29" style:family="table-cell" style:parent-style-name="Default" style:data-style-name="N103">
      <style:table-cell-properties fo:border-bottom="0.028in solid #000000" fo:border-left="none" fo:border-right="none" fo:border-top="0.0138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0" style:family="table-cell" style:parent-style-name="Default" style:data-style-name="N103">
      <style:table-cell-properties fo:border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1" style:family="table-cell" style:parent-style-name="DataPilot_20_Value" style:data-style-name="N153">
      <style:table-cell-properties fo:border-bottom="none" fo:background-color="#e6e6ff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32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33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34" style:family="table-cell" style:parent-style-name="DataPilot_20_Value" style:data-style-name="N153">
      <style:table-cell-properties fo:border-bottom="none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35" style:family="table-cell" style:parent-style-name="DataPilot_20_Value" style:data-style-name="N153">
      <style:table-cell-properties fo:border-bottom="none" fo:background-color="transparent" fo:border-left="0.0008in solid #000000" fo:border-right="none" fo:border-top="none"/>
      <style:text-properties style:use-window-font-color="true" style:font-name="Liberation Sans" fo:font-size="9pt" style:font-size-asian="9pt" style:font-size-complex="9pt"/>
    </style:style>
    <style:style style:name="ce36" style:family="table-cell" style:parent-style-name="DataPilot_20_Value" style:data-style-name="N153">
      <style:table-cell-properties fo:border-bottom="none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37" style:family="table-cell" style:parent-style-name="DataPilot_20_Value" style:data-style-name="N153">
      <style:table-cell-properties fo:border-bottom="0.0008in solid #000000" fo:background-color="#e6e6ff" fo:border-left="0.0008in solid #000000" fo:border-right="none" fo:border-top="none"/>
      <style:text-properties style:font-name="Liberation Sans" fo:font-size="9pt" style:font-size-asian="9pt" style:font-size-complex="9pt"/>
    </style:style>
    <style:style style:name="ce38" style:family="table-cell" style:parent-style-name="DataPilot_20_Result" style:data-style-name="N103">
      <style:table-cell-properties fo:border-bottom="0.028in solid #000000" fo:border-left="0.0138in solid #000000" fo:border-right="none" fo:border-top="0.0138in solid #000000"/>
      <style:text-properties style:font-name="Liberation Sans" fo:font-size="9pt" style:font-size-asian="9pt" style:font-size-complex="9pt"/>
    </style:style>
    <style:style style:name="ce39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0" style:family="table-cell" style:parent-style-name="DataPilot_20_Field">
      <style:table-cell-properties fo:border-bottom="0.0138in solid #000000" fo:background-color="#e6e6e6" fo:border-left="0.0138in solid #000000" fo:border-right="0.0138in solid #000000" fo:border-top="0.028in solid #000000"/>
      <style:text-properties style:font-name="Liberation Sans" fo:font-size="9pt" style:font-size-asian="9pt" style:font-size-complex="9pt"/>
    </style:style>
    <style:style style:name="ce41" style:family="table-cell" style:parent-style-name="DataPilot_20_Category">
      <style:table-cell-properties fo:border-bottom="0.0138in solid #000000" fo:background-color="#cccccc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42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43" style:family="table-cell" style:parent-style-name="Default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44" style:family="table-cell" style:parent-style-name="Default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45" style:family="table-cell" style:parent-style-name="Default" style:data-style-name="N153">
      <style:table-cell-properties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46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47" style:family="table-cell" style:parent-style-name="DataPilot_20_Value" style:data-style-name="N153">
      <style:table-cell-properties fo:border-bottom="none" fo:background-color="#e6e6ff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48" style:family="table-cell" style:parent-style-name="DataPilot_20_Value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49" style:family="table-cell" style:parent-style-name="DataPilot_20_Value" style:data-style-name="N153">
      <style:table-cell-properties fo:background-color="transparent" fo:border="none"/>
      <style:text-properties style:font-name="Liberation Sans" fo:font-size="9pt" style:font-size-asian="9pt" style:font-size-complex="9pt"/>
    </style:style>
    <style:style style:name="ce50" style:family="table-cell" style:parent-style-name="DataPilot_20_Value" style:data-style-name="N153">
      <style:table-cell-properties fo:background-color="#e6e6ff" fo:border="none"/>
      <style:text-properties style:font-name="Liberation Sans" fo:font-size="9pt" style:font-size-asian="9pt" style:font-size-complex="9pt"/>
    </style:style>
    <style:style style:name="ce51" style:family="table-cell" style:parent-style-name="DataPilot_20_Value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52" style:family="table-cell" style:parent-style-name="DataPilot_20_Value" style:data-style-name="N153">
      <style:table-cell-properties fo:background-color="transparent"/>
      <style:text-properties style:use-window-font-color="true" style:font-name="Liberation Sans" fo:font-size="9pt" style:font-size-asian="9pt" style:font-size-complex="9pt"/>
    </style:style>
    <style:style style:name="ce53" style:family="table-cell" style:parent-style-name="DataPilot_20_Value" style:data-style-name="N153">
      <style:table-cell-properties fo:background-color="transparent"/>
      <style:text-properties style:font-name="Liberation Sans" fo:font-size="9pt" style:font-size-asian="9pt" style:font-size-complex="9pt"/>
    </style:style>
    <style:style style:name="ce54" style:family="table-cell" style:parent-style-name="DataPilot_20_Value" style:data-style-name="N153">
      <style:text-properties style:font-name="Liberation Sans" fo:font-size="9pt" style:font-size-asian="9pt" style:font-size-complex="9pt"/>
    </style:style>
    <style:style style:name="ce55" style:family="table-cell" style:parent-style-name="DataPilot_20_Value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56" style:family="table-cell" style:parent-style-name="DataPilot_20_Result" style:data-style-name="N103">
      <style:table-cell-properties fo:border-bottom="0.028in solid #000000" fo:border-left="none" fo:border-right="none" fo:border-top="0.0138in solid #000000"/>
      <style:text-properties style:font-name="Liberation Sans" fo:font-size="9pt" style:font-size-asian="9pt" style:font-size-complex="9pt"/>
    </style:style>
    <style:style style:name="ce57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none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8" style:family="table-cell" style:parent-style-name="DataPilot_20_Corner">
      <style:table-cell-properties fo:border-bottom="none" fo:border-left="none" fo:border-right="none" fo:border-top="0.028in solid #000000"/>
      <style:text-properties style:font-name="Liberation Sans" fo:font-size="9pt" style:font-size-asian="9pt" style:font-size-complex="9pt"/>
    </style:style>
    <style:style style:name="ce59" style:family="table-cell" style:parent-style-name="DataPilot_20_Category">
      <style:table-cell-properties fo:border-bottom="0.0138in solid #000000" fo:background-color="#cccccc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60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Liberation Sans" fo:font-size="9pt" style:font-size-asian="9pt" style:font-size-complex="9pt"/>
    </style:style>
    <style:style style:name="ce61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62" style:family="table-cell" style:parent-style-name="Default" style:data-style-name="N153">
      <style:table-cell-properties fo:border-bottom="none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63" style:family="table-cell" style:parent-style-name="Default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64" style:family="table-cell" style:parent-style-name="DataPilot_20_Value" style:data-style-name="N153">
      <style:table-cell-properties fo:border-bottom="none" fo:background-color="#e6e6ff" fo:border-left="none" fo:border-right="0.0008in solid #000000" fo:border-top="0.0008in solid #000000"/>
      <style:text-properties style:font-name="Liberation Sans" fo:font-size="9pt" style:font-size-asian="9pt" style:font-size-complex="9pt"/>
    </style:style>
    <style:style style:name="ce65" style:family="table-cell" style:parent-style-name="DataPilot_20_Value" style:data-style-name="N153">
      <style:table-cell-properties fo:border-bottom="none" fo:background-color="transparent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66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67" style:family="table-cell" style:parent-style-name="DataPilot_20_Value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68" style:family="table-cell" style:parent-style-name="DataPilot_20_Value" style:data-style-name="N153">
      <style:table-cell-properties fo:border-bottom="none" fo:background-color="transparent" fo:border-left="none" fo:border-right="0.0008in solid #000000" fo:border-top="none"/>
      <style:text-properties style:use-window-font-color="true" style:font-name="Liberation Sans" fo:font-size="9pt" style:font-size-asian="9pt" style:font-size-complex="9pt"/>
    </style:style>
    <style:style style:name="ce69" style:family="table-cell" style:parent-style-name="DataPilot_20_Value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70" style:family="table-cell" style:parent-style-name="DataPilot_20_Value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71" style:family="table-cell" style:parent-style-name="DataPilot_20_Result" style:data-style-name="N103">
      <style:table-cell-properties fo:border-bottom="0.028in solid #000000" fo:border-left="none" fo:border-right="0.0138in solid #000000" fo:border-top="0.0138in solid #000000"/>
      <style:text-properties style:font-name="Liberation Sans" fo:font-size="9pt" style:font-size-asian="9pt" style:font-size-complex="9pt"/>
    </style:style>
    <style:style style:name="ce72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008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3" style:family="table-cell" style:parent-style-name="DataPilot_20_Category">
      <style:table-cell-properties fo:border-bottom="0.0008in solid #000000" fo:background-color="#cccccc" fo:border-left="0.0008in solid #000000" fo:border-right="none" fo:border-top="0.0008in solid #000000"/>
      <style:text-properties style:font-name="Liberation Sans" fo:font-size="9pt" style:font-size-asian="9pt" style:font-size-complex="9pt"/>
    </style:style>
    <style:style style:name="ce74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75" style:family="table-cell" style:parent-style-name="DataPilot_20_Value" style:data-style-name="N153">
      <style:table-cell-properties fo:border-bottom="none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76" style:family="table-cell" style:parent-style-name="DataPilot_20_Value" style:data-style-name="N153">
      <style:table-cell-properties fo:border-bottom="none" fo:background-color="transparent" fo:border-left="0.0008in solid #000000" fo:padding-bottom="0.0193in" fo:padding-left="0.0138in" fo:padding-right="0.0138in" fo:padding-top="0.0193in" fo:border-right="none" fo:border-top="none"/>
      <style:text-properties style:use-window-font-color="true" style:font-name="Liberation Sans" fo:font-size="9pt" style:font-size-asian="9pt" style:font-size-complex="9pt"/>
    </style:style>
    <style:style style:name="ce77" style:family="table-cell" style:parent-style-name="DataPilot_20_Value" style:data-style-name="N153">
      <style:table-cell-properties fo:border-bottom="none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78" style:family="table-cell" style:parent-style-name="DataPilot_20_Value" style:data-style-name="N153">
      <style:table-cell-properties fo:border-bottom="0.0008in solid #000000" fo:background-color="#e6e6ff" fo:border-left="0.0008in solid #000000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79" style:family="table-cell" style:parent-style-name="DataPilot_20_Category">
      <style:table-cell-properties fo:border-bottom="0.0008in solid #000000" fo:background-color="#cccccc" fo:border-left="none" fo:border-right="none" fo:border-top="0.0008in solid #000000"/>
      <style:text-properties style:font-name="Liberation Sans" fo:font-size="9pt" style:font-size-asian="9pt" style:font-size-complex="9pt"/>
    </style:style>
    <style:style style:name="ce80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81" style:family="table-cell" style:parent-style-name="DataPilot_20_Value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82" style:family="table-cell" style:parent-style-name="DataPilot_20_Value" style:data-style-name="N153">
      <style:table-cell-properties fo:background-color="#e6e6ff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83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use-window-font-color="true" style:font-name="Liberation Sans" fo:font-size="9pt" style:font-size-asian="9pt" style:font-size-complex="9pt"/>
    </style:style>
    <style:style style:name="ce84" style:family="table-cell" style:parent-style-name="DataPilot_20_Value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85" style:family="table-cell" style:parent-style-name="DataPilot_20_Value" style:data-style-name="N153">
      <style:table-cell-properties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86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none" fo:border-top="none"/>
      <style:text-properties style:font-name="Liberation Sans" fo:font-size="9pt" style:font-size-asian="9pt" style:font-size-complex="9pt"/>
    </style:style>
    <style:style style:name="ce87" style:family="table-cell" style:parent-style-name="Default" style:data-style-name="N153">
      <style:table-cell-properties fo:background-color="#e6e6ff"/>
      <style:text-properties style:font-name="Liberation Sans" fo:font-size="9pt" style:font-size-asian="9pt" style:font-size-complex="9pt"/>
    </style:style>
    <style:style style:name="ce88" style:family="table-cell" style:parent-style-name="Default" style:data-style-name="N153">
      <style:table-cell-properties fo:border-bottom="0.0008in solid #000000" fo:background-color="#e6e6ff" fo:border-left="none" fo:border-right="none" fo:border-top="none"/>
      <style:text-properties style:font-name="Liberation Sans" fo:font-size="9pt" style:font-size-asian="9pt" style:font-size-complex="9pt"/>
    </style:style>
    <style:style style:name="ce89" style:family="table-cell" style:parent-style-name="Default" style:data-style-name="N153">
      <style:table-cell-properties fo:background-color="transparent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90" style:family="table-cell" style:parent-style-name="Default" style:data-style-name="N153">
      <style:table-cell-properties fo:background-color="transparent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91" style:family="table-cell" style:parent-style-name="Default" style:data-style-name="N153">
      <style:table-cell-properties fo:border-bottom="none" fo:background-color="#e6e6ff" fo:border-left="none" fo:padding-bottom="0.0193in" fo:padding-left="0.0138in" fo:padding-right="0.0138in" fo:padding-top="0.0193in" fo:border-right="none" fo:border-top="0.0008in solid #000000"/>
      <style:text-properties style:font-name="Liberation Sans" fo:font-size="9pt" style:font-size-asian="9pt" style:font-size-complex="9pt"/>
    </style:style>
    <style:style style:name="ce92" style:family="table-cell" style:parent-style-name="Default" style:data-style-name="N153">
      <style:table-cell-properties fo:background-color="#e6e6ff" fo:border="none" fo:padding-bottom="0.0193in" fo:padding-left="0.0138in" fo:padding-right="0.0138in" fo:padding-top="0.0193in"/>
      <style:text-properties style:font-name="Liberation Sans" fo:font-size="9pt" style:font-size-asian="9pt" style:font-size-complex="9pt"/>
    </style:style>
    <style:style style:name="ce93" style:family="table-cell" style:parent-style-name="Default" style:data-style-name="N153">
      <style:table-cell-properties fo:border-bottom="none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94" style:family="table-cell" style:parent-style-name="Default" style:data-style-name="N153">
      <style:table-cell-properties fo:border-bottom="none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95" style:family="table-cell" style:parent-style-name="Default" style:data-style-name="N153">
      <style:table-cell-properties fo:border-bottom="0.0008in solid #000000" fo:background-color="#e6e6ff" fo:border-left="none" fo:border-right="0.0008in solid #000000" fo:border-top="none"/>
      <style:text-properties style:font-name="Liberation Sans" fo:font-size="9pt" style:font-size-asian="9pt" style:font-size-complex="9pt"/>
    </style:style>
    <style:style style:name="ce96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0.0008in solid #000000"/>
      <style:text-properties style:font-name="Liberation Sans" fo:font-size="9pt" style:font-size-asian="9pt" style:font-size-complex="9pt"/>
    </style:style>
    <style:style style:name="ce97" style:family="table-cell" style:parent-style-name="DataPilot_20_Value" style:data-style-name="N153">
      <style:table-cell-properties fo:border-bottom="none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98" style:family="table-cell" style:parent-style-name="DataPilot_20_Value" style:data-style-name="N153">
      <style:table-cell-properties fo:border-bottom="0.0008in solid #000000" fo:background-color="#e6e6ff" fo:border-left="none" fo:padding-bottom="0.0193in" fo:padding-left="0.0138in" fo:padding-right="0.0138in" fo:padding-top="0.0193in" fo:border-right="0.0008in solid #000000" fo:border-top="none"/>
      <style:text-properties style:font-name="Liberation Sans" fo:font-size="9pt" style:font-size-asian="9pt" style:font-size-complex="9pt"/>
    </style:style>
    <style:style style:name="ce99" style:family="table-cell" style:parent-style-name="DataPilot_20_Corner">
      <style:table-cell-properties fo:border-bottom="none" fo:border-left="none" fo:border-right="0.028in solid #000000" fo:border-top="0.028in solid #000000"/>
      <style:text-properties style:font-name="Liberation Sans" fo:font-size="9pt" style:font-size-asian="9pt" style:font-size-complex="9pt"/>
    </style:style>
    <style:style style:name="ce100" style:family="table-cell" style:parent-style-name="DataPilot_20_Title">
      <style:table-cell-properties fo:border-bottom="none" style:text-align-source="fix" style:repeat-content="false" fo:border-left="0.0138in solid #000000" fo:border-right="0.028in solid #000000" fo:border-top="0.0138in solid #000000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101" style:family="table-cell" style:parent-style-name="DataPilot_20_Title">
      <style:table-cell-properties fo:border-bottom="0.0138in solid #000000" style:text-align-source="fix" style:repeat-content="false" fo:border-left="0.0138in solid #000000" fo:border-right="0.028in solid #000000" fo:border-top="none"/>
      <style:paragraph-properties fo:text-align="center" fo:margin-left="0in"/>
      <style:text-properties style:font-name="Liberation Sans" fo:font-size="9pt" style:font-size-asian="9pt" style:font-size-complex="9pt"/>
    </style:style>
    <style:style style:name="ce102" style:family="table-cell" style:parent-style-name="Default" style:data-style-name="N153">
      <style:table-cell-properties fo:border-bottom="none" fo:background-color="#e6e6ff" fo:border-left="0.0008in solid #000000" fo:border-right="0.0008in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153">
      <style:table-cell-properties fo:border-bottom="none" fo:border-left="0.0008in solid #000000" fo:border-right="0.000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04" style:family="table-cell" style:parent-style-name="DataPilot_20_Result" style:data-style-name="N103">
      <style:table-cell-properties fo:border-bottom="0.028in solid #000000" fo:border-left="0.0138in solid #000000" fo:border-right="0.028in solid #000000" fo:border-top="0.0138in solid #000000"/>
      <style:text-properties style:font-name="Liberation Sans" fo:font-size="9pt" style:font-size-asian="9pt" style:font-size-complex="9pt"/>
    </style:style>
    <style:style style:name="ce105" style:family="table-cell" style:parent-style-name="DataPilot_20_Result" style:data-style-name="N103">
      <style:table-cell-properties fo:border-bottom="none" fo:background-color="#e6e6ff" fo:border-left="0.0138in solid #000000" fo:border-right="0.028in solid #000000" fo:border-top="none"/>
      <style:text-properties style:font-name="Liberation Sans" fo:font-size="9pt" style:font-size-asian="9pt" style:font-size-complex="9pt"/>
    </style:style>
    <style:style style:name="ce106" style:family="table-cell" style:parent-style-name="DataPilot_20_Result" style:data-style-name="N153">
      <style:table-cell-properties fo:border-bottom="none" fo:background-color="transparent" fo:border-left="0.0138in solid #000000" fo:border-right="0.028in solid #000000" fo:border-top="none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07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346in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udget" table:style-name="ta1" table:print="false"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number-columns-repeated="1010" table:default-cell-style-name="ce1"/>
        <table:table-row table:style-name="ro1">
          <table:table-cell/>
          <table:table-cell table:style-name="ce21" office:value-type="string" table:number-columns-spanned="12" table:number-rows-spanned="1">
            <text:p>GNOME Foundation's Budget – 2011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1011"/>
        </table:table-row>
        <table:table-row table:style-name="ro2">
          <table:table-cell/>
          <table:table-cell table:style-name="ce22" table:number-columns-repeated="12"/>
          <table:table-cell table:number-columns-repeated="1011"/>
        </table:table-row>
        <table:table-row table:style-name="ro2">
          <table:table-cell table:style-name="ce2" office:value-type="string" table:number-columns-spanned="1" table:number-rows-spanned="2">
            <text:p>Expenses</text:p>
          </table:table-cell>
          <table:table-cell table:style-name="ce23" office:value-type="string">
            <text:p>Year</text:p>
          </table:table-cell>
          <table:table-cell table:style-name="ce40" office:value-type="string">
            <text:p>Month</text:p>
          </table:table-cell>
          <table:table-cell table:style-name="ce58" table:number-columns-repeated="10"/>
          <table:table-cell table:style-name="ce99"/>
          <table:table-cell table:number-columns-repeated="1010"/>
        </table:table-row>
        <table:table-row table:style-name="ro2">
          <table:covered-table-cell table:style-name="ce3"/>
          <table:table-cell table:style-name="ce24" office:value-type="float" office:value="2010">
            <text:p>2010</text:p>
          </table:table-cell>
          <table:table-cell table:style-name="ce41"/>
          <table:table-cell table:style-name="ce59"/>
          <table:table-cell table:style-name="ce73" office:value-type="float" office:value="2011">
            <text:p>2011</text:p>
          </table:table-cell>
          <table:table-cell table:style-name="ce79" table:number-columns-repeated="8"/>
          <table:table-cell table:style-name="ce100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ategory</text:p>
          </table:table-cell>
          <table:table-cell table:style-name="ce25" office:value-type="string">
            <text:p>October</text:p>
          </table:table-cell>
          <table:table-cell table:style-name="ce42" office:value-type="string">
            <text:p>November</text:p>
          </table:table-cell>
          <table:table-cell table:style-name="ce60" office:value-type="string">
            <text:p>December</text:p>
          </table:table-cell>
          <table:table-cell table:style-name="ce25" office:value-type="string">
            <text:p>January</text:p>
          </table:table-cell>
          <table:table-cell table:style-name="ce42" office:value-type="string">
            <text:p>February</text:p>
          </table:table-cell>
          <table:table-cell table:style-name="ce42" office:value-type="string">
            <text:p>March</text:p>
          </table:table-cell>
          <table:table-cell table:style-name="ce42" office:value-type="string">
            <text:p>April</text:p>
          </table:table-cell>
          <table:table-cell table:style-name="ce42" office:value-type="string">
            <text:p>May</text:p>
          </table:table-cell>
          <table:table-cell table:style-name="ce42" office:value-type="string">
            <text:p>June</text:p>
          </table:table-cell>
          <table:table-cell table:style-name="ce42" office:value-type="string">
            <text:p>July</text:p>
          </table:table-cell>
          <table:table-cell table:style-name="ce42" office:value-type="string">
            <text:p>August</text:p>
          </table:table-cell>
          <table:table-cell table:style-name="ce60" office:value-type="string">
            <text:p>September</text:p>
          </table:table-cell>
          <table:table-cell table:style-name="ce101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5" office:value-type="string">
            <text:p>A11y</text:p>
          </table:table-cell>
          <table:table-cell table:style-name="ce26" table:formula="of:=SUM([.B7:.B8])" office:value-type="float" office:value="12800">
            <text:p>$12,800</text:p>
          </table:table-cell>
          <table:table-cell table:style-name="ce43" table:formula="of:=SUM([.C7:.C8])" office:value-type="float" office:value="0">
            <text:p/>
          </table:table-cell>
          <table:table-cell table:style-name="ce61" table:formula="of:=SUM([.D7:.D8])" office:value-type="float" office:value="0">
            <text:p/>
          </table:table-cell>
          <table:table-cell table:style-name="ce26" table:formula="of:=SUM([.E7:.E8])" office:value-type="float" office:value="0">
            <text:p/>
          </table:table-cell>
          <table:table-cell table:style-name="ce43" table:formula="of:=SUM([.F7:.F8])" office:value-type="float" office:value="0">
            <text:p/>
          </table:table-cell>
          <table:table-cell table:style-name="ce43" table:formula="of:=SUM([.G7:.G8])" office:value-type="float" office:value="8900">
            <text:p>$8,900</text:p>
          </table:table-cell>
          <table:table-cell table:style-name="ce87" table:formula="of:=SUM([.H7:.H8])" office:value-type="float" office:value="0">
            <text:p/>
          </table:table-cell>
          <table:table-cell table:style-name="ce87" table:formula="of:=SUM([.I7:.I8])" office:value-type="float" office:value="0">
            <text:p/>
          </table:table-cell>
          <table:table-cell table:style-name="ce87" table:formula="of:=SUM([.J7:.J8])" office:value-type="float" office:value="10000">
            <text:p>$10,000</text:p>
          </table:table-cell>
          <table:table-cell table:style-name="ce87" table:formula="of:=SUM([.K7:.K8])" office:value-type="float" office:value="0">
            <text:p/>
          </table:table-cell>
          <table:table-cell table:style-name="ce87" table:formula="of:=SUM([.L7:.L8])" office:value-type="float" office:value="10000">
            <text:p>$10,000</text:p>
          </table:table-cell>
          <table:table-cell table:style-name="ce93" table:formula="of:=SUM([.M7:.M8])" office:value-type="float" office:value="0">
            <text:p/>
          </table:table-cell>
          <table:table-cell table:style-name="ce102" table:formula="of:=SUM([.B6:.M6])" office:value-type="float" office:value="41700">
            <text:p>$41,700</text:p>
          </table:table-cell>
          <table:table-cell table:number-columns-repeated="1010"/>
        </table:table-row>
        <table:table-row-group>
          <table:table-row table:style-name="ro3">
            <table:table-cell table:style-name="ce6" office:value-type="string">
              <text:p>Contracts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/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10000">
              <text:p>$10,000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10000">
              <text:p>$10,000</text:p>
            </table:table-cell>
            <table:table-cell table:style-name="ce44" office:value-type="float" office:value="0">
              <text:p/>
            </table:table-cell>
            <table:table-cell table:style-name="ce103" table:formula="of:=SUM([.B7:.M7])" office:value-type="float" office:value="20000">
              <text:p>$20,00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CSUN &amp; hackfests</text:p>
            </table:table-cell>
            <table:table-cell table:style-name="ce27" office:value-type="float" office:value="12800">
              <text:p>$12,800</text:p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8900">
              <text:p>$8,900</text:p>
            </table:table-cell>
            <table:table-cell table:style-name="ce44"/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/>
            <table:table-cell table:style-name="ce103" table:formula="of:=SUM([.B8:.M8])" office:value-type="float" office:value="21700">
              <text:p>$21,700</text:p>
            </table:table-cell>
            <table:table-cell table:number-columns-repeated="1010"/>
          </table:table-row>
        </table:table-row-group>
        <table:table-row table:style-name="ro3">
          <table:table-cell table:style-name="ce7" office:value-type="string">
            <text:p>Administrivia</text:p>
          </table:table-cell>
          <table:table-cell table:style-name="ce26" table:formula="of:=SUM([.B10:.B17])" office:value-type="float" office:value="181">
            <text:p>$181</text:p>
          </table:table-cell>
          <table:table-cell table:style-name="ce43" table:formula="of:=SUM([.C10:.C17])" office:value-type="float" office:value="144">
            <text:p>$144</text:p>
          </table:table-cell>
          <table:table-cell table:style-name="ce61" table:formula="of:=SUM([.D10:.D17])" office:value-type="float" office:value="10851">
            <text:p>$10,851</text:p>
          </table:table-cell>
          <table:table-cell table:style-name="ce26" table:formula="of:=SUM([.E10:.E17])" office:value-type="float" office:value="248">
            <text:p>$248</text:p>
          </table:table-cell>
          <table:table-cell table:style-name="ce43" table:formula="of:=SUM([.F10:.F17])" office:value-type="float" office:value="357">
            <text:p>$357</text:p>
          </table:table-cell>
          <table:table-cell table:style-name="ce43" table:formula="of:=SUM([.G10:.G17])" office:value-type="float" office:value="840.96">
            <text:p>$841</text:p>
          </table:table-cell>
          <table:table-cell table:style-name="ce87" table:formula="of:=SUM([.H10:.H17])" office:value-type="float" office:value="14775.4">
            <text:p>$14,775</text:p>
          </table:table-cell>
          <table:table-cell table:style-name="ce87" table:formula="of:=SUM([.I10:.I17])" office:value-type="float" office:value="511.47">
            <text:p>$511</text:p>
          </table:table-cell>
          <table:table-cell table:style-name="ce87" table:formula="of:=SUM([.J10:.J17])" office:value-type="float" office:value="415">
            <text:p>$415</text:p>
          </table:table-cell>
          <table:table-cell table:style-name="ce87" table:formula="of:=SUM([.K10:.K17])" office:value-type="float" office:value="252">
            <text:p>$252</text:p>
          </table:table-cell>
          <table:table-cell table:style-name="ce87" table:formula="of:=SUM([.L10:.L17])" office:value-type="float" office:value="656">
            <text:p>$656</text:p>
          </table:table-cell>
          <table:table-cell table:style-name="ce93" table:formula="of:=SUM([.M10:.M17])" office:value-type="float" office:value="2576.99">
            <text:p>$2,577</text:p>
          </table:table-cell>
          <table:table-cell table:style-name="ce102" table:formula="of:=SUM([.B9:.M9])" office:value-type="float" office:value="31808.82">
            <text:p>$31,809</text:p>
          </table:table-cell>
          <table:table-cell table:number-columns-repeated="1010"/>
        </table:table-row>
        <table:table-row-group>
          <table:table-row table:style-name="ro3">
            <table:table-cell table:style-name="ce6" office:value-type="string">
              <office:annotation draw:style-name="gr1" draw:text-style-name="P1" svg:width="1.1413in" svg:height="0.3902in" svg:x="2.2618in" svg:y="0.9094in" draw:caption-point-x="-0.2402in" draw:caption-point-y="0.5961in">
                <dc:creator>gpoo</dc:creator>
                <dc:date>2010-11-02T00:00:00</dc:date>
                <text:p text:style-name="P1"><text:span text:style-name="T1">Accountant &amp; Insurance agent</text:span></text:p>
              </office:annotation>
              <text:p>Professional fees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2600">
              <text:p>$2,600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2525">
              <text:p>$2,525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3" table:formula="of:=SUM([.B10:.M10])" office:value-type="float" office:value="5125">
              <text:p>$5,125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Insurance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/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2121">
              <text:p>$2,121</text:p>
            </table:table-cell>
            <table:table-cell table:style-name="ce103" table:formula="of:=SUM([.B11:.M11])" office:value-type="float" office:value="2121">
              <text:p>$2,121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PO Box and vBuzzer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53.25">
              <text:p>$53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44">
              <text:p>$44</text:p>
            </table:table-cell>
            <table:table-cell table:style-name="ce44" office:value-type="float" office:value="0">
              <text:p/>
            </table:table-cell>
            <table:table-cell table:style-name="ce103" table:formula="of:=SUM([.B12:.M12])" office:value-type="float" office:value="97.25">
              <text:p>$97</text:p>
            </table:table-cell>
            <table:table-cell table:number-columns-repeated="1010"/>
          </table:table-row>
          <table:table-row table:style-name="ro4">
            <table:table-cell table:style-name="ce6" office:value-type="string">
              <text:p>Infrastructure</text:p>
            </table:table-cell>
            <table:table-cell table:style-name="ce27"/>
            <table:table-cell table:style-name="ce44" office:value-type="float" office:value="0">
              <text:p/>
            </table:table-cell>
            <table:table-cell table:style-name="ce62" office:value-type="float" office:value="8000">
              <office:annotation draw:style-name="gr1" draw:text-style-name="P1" svg:width="1.1413in" svg:height="0.2346in" svg:x="4.5138in" svg:y="1.3949in" draw:caption-point-x="-0.2402in" draw:caption-point-y="0.5961in">
                <dc:creator>gpoo</dc:creator>
                <dc:date>2010-11-03T00:00:00</dc:date>
                <text:p text:style-name="P1"><text:span text:style-name="T1">Servers upgrade</text:span></text:p>
              </office:annotation>
              <text:p>$8,000</text:p>
            </table:table-cell>
            <table:table-cell table:style-name="ce27" office:value-type="float" office:value="0">
              <text:p/>
            </table:table-cell>
            <table:table-cell table:style-name="Default"/>
            <table:table-cell table:style-name="ce44" office:value-type="float" office:value="0">
              <text:p/>
            </table:table-cell>
            <table:table-cell table:style-name="ce44" office:value-type="float" office:value="12000">
              <office:annotation draw:style-name="gr1" draw:text-style-name="P1" svg:width="1.1413in" svg:height="0.7012in" svg:x="7.5165in" svg:y="1.3949in" draw:caption-point-x="-0.2402in" draw:caption-point-y="0.5961in">
                <dc:creator>gpoo</dc:creator>
                <dc:date>2010-11-03T00:00:00</dc:date>
                <text:p text:style-name="P1"><text:span text:style-name="T1">Potentially new servers for new services (i.e. gitorious)</text:span></text:p>
              </office:annotation>
              <text:p>$12,000</text:p>
            </table:table-cell>
            <table:table-cell table:style-name="Default"/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3" table:formula="of:=SUM([.B13:.M13])" office:value-type="float" office:value="20000">
              <text:p>$20,00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office:annotation draw:style-name="gr1" draw:text-style-name="P1" svg:width="1.1413in" svg:height="0.5457in" svg:x="2.2618in" svg:y="1.572in" draw:caption-point-x="-0.2402in" draw:caption-point-y="0.5961in">
                <dc:creator>gpoo</dc:creator>
                <dc:date>2010-11-03T00:00:00</dc:date>
                <text:p text:style-name="P1"><text:span text:style-name="T1">Based on wire fees of previous fiscal year</text:span></text:p>
              </office:annotation>
              <text:p>Bank fees</text:p>
            </table:table-cell>
            <table:table-cell table:style-name="ce27" office:value-type="float" office:value="108">
              <text:p>$108</text:p>
            </table:table-cell>
            <table:table-cell table:style-name="ce44" office:value-type="float" office:value="71">
              <text:p>$71</text:p>
            </table:table-cell>
            <table:table-cell table:style-name="ce62" office:value-type="float" office:value="163">
              <text:p>$163</text:p>
            </table:table-cell>
            <table:table-cell table:style-name="ce27" office:value-type="float" office:value="145">
              <text:p>$145</text:p>
            </table:table-cell>
            <table:table-cell table:style-name="ce44" office:value-type="float" office:value="139">
              <text:p>$139</text:p>
            </table:table-cell>
            <table:table-cell table:style-name="ce44" office:value-type="float" office:value="93">
              <text:p>$93</text:p>
            </table:table-cell>
            <table:table-cell table:style-name="ce44" office:value-type="float" office:value="102.4">
              <text:p>$102</text:p>
            </table:table-cell>
            <table:table-cell table:style-name="ce44" office:value-type="float" office:value="270.79">
              <text:p>$271</text:p>
            </table:table-cell>
            <table:table-cell table:style-name="ce44" office:value-type="float" office:value="237">
              <text:p>$237</text:p>
            </table:table-cell>
            <table:table-cell table:style-name="ce44" office:value-type="float" office:value="59">
              <text:p>$59</text:p>
            </table:table-cell>
            <table:table-cell table:style-name="ce44" office:value-type="float" office:value="404">
              <text:p>$404</text:p>
            </table:table-cell>
            <table:table-cell table:style-name="ce44" office:value-type="float" office:value="148">
              <text:p>$148</text:p>
            </table:table-cell>
            <table:table-cell table:style-name="ce103" table:formula="of:=SUM([.B14:.M14])" office:value-type="float" office:value="1940.19">
              <text:p>$1,94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office:annotation draw:style-name="gr1" draw:text-style-name="P1" svg:width="1.1413in" svg:height="0.3902in" svg:x="2.2618in" svg:y="1.7343in" draw:caption-point-x="-0.2402in" draw:caption-point-y="0.5961in">
                <dc:creator>gpoo</dc:creator>
                <dc:date>2010-11-02T00:00:00</dc:date>
                <text:p text:style-name="P1"><text:span text:style-name="T1">5% of Friends of GNOME</text:span></text:p>
              </office:annotation>
              <text:p>PayPal fees</text:p>
            </table:table-cell>
            <table:table-cell table:style-name="ce27" table:formula="of:=[.B68]*0.05" office:value-type="float" office:value="73">
              <text:p>$73</text:p>
            </table:table-cell>
            <table:table-cell table:style-name="ce44" table:formula="of:=[.C68]*0.05" office:value-type="float" office:value="73">
              <text:p>$73</text:p>
            </table:table-cell>
            <table:table-cell table:style-name="ce62" table:formula="of:=[.D68]*0.05" office:value-type="float" office:value="88">
              <text:p>$88</text:p>
            </table:table-cell>
            <table:table-cell table:style-name="ce27" table:formula="of:=[.E68]*0.05" office:value-type="float" office:value="103">
              <text:p>$103</text:p>
            </table:table-cell>
            <table:table-cell table:style-name="ce44" table:formula="of:=[.F68]*0.05" office:value-type="float" office:value="118">
              <text:p>$118</text:p>
            </table:table-cell>
            <table:table-cell table:style-name="ce44" table:formula="of:=[.G68]*0.05" office:value-type="float" office:value="713">
              <text:p>$713</text:p>
            </table:table-cell>
            <table:table-cell table:style-name="ce44" table:formula="of:=[.H68]*0.05" office:value-type="float" office:value="148">
              <text:p>$148</text:p>
            </table:table-cell>
            <table:table-cell table:style-name="ce44" table:formula="of:=[.I68]*0.05" office:value-type="float" office:value="163">
              <text:p>$163</text:p>
            </table:table-cell>
            <table:table-cell table:style-name="ce44" table:formula="of:=[.J68]*0.05" office:value-type="float" office:value="178">
              <text:p>$178</text:p>
            </table:table-cell>
            <table:table-cell table:style-name="ce44" table:formula="of:=[.K68]*0.05" office:value-type="float" office:value="193">
              <text:p>$193</text:p>
            </table:table-cell>
            <table:table-cell table:style-name="ce44" table:formula="of:=[.L68]*0.05" office:value-type="float" office:value="208">
              <text:p>$208</text:p>
            </table:table-cell>
            <table:table-cell table:style-name="ce44" table:formula="of:=[.M68]*0.05" office:value-type="float" office:value="223">
              <text:p>$223</text:p>
            </table:table-cell>
            <table:table-cell table:style-name="ce103" table:formula="of:=SUM([.B15:.M15])" office:value-type="float" office:value="2281">
              <text:p>$2,281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Offices supplies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34.96">
              <text:p>$35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24.43">
              <text:p>$24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84.99">
              <text:p>$85</text:p>
            </table:table-cell>
            <table:table-cell table:style-name="ce103" table:formula="of:=SUM([.B16:.M16])" office:value-type="float" office:value="144.38">
              <text:p>$144</text:p>
            </table:table-cell>
            <table:table-cell table:number-columns-repeated="1010"/>
          </table:table-row>
          <table:table-row table:style-name="ro3">
            <table:table-cell table:style-name="ce8" office:value-type="string">
              <text:p>Taxes/registrations/other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100">
              <text:p>$100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3" table:formula="of:=SUM([.B17:.M17])" office:value-type="float" office:value="100">
              <text:p>$100</text:p>
            </table:table-cell>
            <table:table-cell table:number-columns-repeated="1010"/>
          </table:table-row>
        </table:table-row-group>
        <table:table-row table:style-name="ro3">
          <table:table-cell table:style-name="ce7" office:value-type="string">
            <text:p>Employees</text:p>
          </table:table-cell>
          <table:table-cell table:style-name="ce26" table:formula="of:=SUM([.B19:.B25])" office:value-type="float" office:value="12938.3333333333">
            <text:p>$12,938</text:p>
          </table:table-cell>
          <table:table-cell table:style-name="ce43" table:formula="of:=SUM([.C19:.C25])" office:value-type="float" office:value="12938.3333333333">
            <text:p>$12,938</text:p>
          </table:table-cell>
          <table:table-cell table:style-name="ce61" table:formula="of:=SUM([.D19:.D25])" office:value-type="float" office:value="4618.33333333333">
            <text:p>$4,618</text:p>
          </table:table-cell>
          <table:table-cell table:style-name="ce26" table:formula="of:=SUM([.E19:.E25])" office:value-type="float" office:value="6308.33333333333">
            <text:p>$6,308</text:p>
          </table:table-cell>
          <table:table-cell table:style-name="ce43" table:formula="of:=SUM([.F19:.F25])" office:value-type="float" office:value="6308.33333333333">
            <text:p>$6,308</text:p>
          </table:table-cell>
          <table:table-cell table:style-name="ce43" table:formula="of:=SUM([.G19:.G25])" office:value-type="float" office:value="14628.3333333333">
            <text:p>$14,628</text:p>
          </table:table-cell>
          <table:table-cell table:style-name="ce87" table:formula="of:=SUM([.H19:.H25])" office:value-type="float" office:value="14628.3333333333">
            <text:p>$14,628</text:p>
          </table:table-cell>
          <table:table-cell table:style-name="ce87" table:formula="of:=SUM([.I19:.I25])" office:value-type="float" office:value="14628.3333333333">
            <text:p>$14,628</text:p>
          </table:table-cell>
          <table:table-cell table:style-name="ce87" table:formula="of:=SUM([.J19:.J25])" office:value-type="float" office:value="14628.3333333333">
            <text:p>$14,628</text:p>
          </table:table-cell>
          <table:table-cell table:style-name="ce87" table:formula="of:=SUM([.K19:.K25])" office:value-type="float" office:value="14628.3333333333">
            <text:p>$14,628</text:p>
          </table:table-cell>
          <table:table-cell table:style-name="ce87" table:formula="of:=SUM([.L19:.L25])" office:value-type="float" office:value="14628.3333333333">
            <text:p>$14,628</text:p>
          </table:table-cell>
          <table:table-cell table:style-name="ce93" table:formula="of:=SUM([.M19:.M25])" office:value-type="float" office:value="14628.3333333333">
            <text:p>$14,628</text:p>
          </table:table-cell>
          <table:table-cell table:style-name="ce102" table:formula="of:=SUM([.B18:.M18])" office:value-type="float" office:value="145510">
            <text:p>$145,510</text:p>
          </table:table-cell>
          <table:table-cell table:number-columns-repeated="1010"/>
        </table:table-row>
        <table:table-row-group>
          <table:table-row table:style-name="ro3">
            <table:table-cell table:style-name="ce6" office:value-type="string">
              <text:p>Wages</text:p>
            </table:table-cell>
            <table:table-cell table:style-name="ce27" table:formula="of:=(96000+27500)/12" office:value-type="float" office:value="10291.6666666667">
              <text:p>$10,292</text:p>
            </table:table-cell>
            <table:table-cell table:style-name="ce45" table:formula="of:=(96000+27500)/12" office:value-type="float" office:value="10291.6666666667">
              <text:p>$10,292</text:p>
            </table:table-cell>
            <table:table-cell table:style-name="ce62" table:formula="of:=27500/12" office:value-type="float" office:value="2291.66666666667">
              <text:p>$2,292</text:p>
            </table:table-cell>
            <table:table-cell table:style-name="ce27" table:formula="of:=47000/12" office:value-type="float" office:value="3916.66666666667">
              <text:p>$3,917</text:p>
            </table:table-cell>
            <table:table-cell table:style-name="ce44" table:formula="of:=47000/12" office:value-type="float" office:value="3916.66666666667">
              <text:p>$3,917</text:p>
            </table:table-cell>
            <table:table-cell table:style-name="ce45" table:formula="of:=(96000+47000)/12" office:value-type="float" office:value="11916.6666666667">
              <text:p>$11,917</text:p>
            </table:table-cell>
            <table:table-cell table:style-name="ce45" table:formula="of:=(96000+47000)/12" office:value-type="float" office:value="11916.6666666667">
              <text:p>$11,917</text:p>
            </table:table-cell>
            <table:table-cell table:style-name="ce45" table:formula="of:=(96000+47000)/12" office:value-type="float" office:value="11916.6666666667">
              <text:p>$11,917</text:p>
            </table:table-cell>
            <table:table-cell table:style-name="ce45" table:formula="of:=(96000+47000)/12" office:value-type="float" office:value="11916.6666666667">
              <text:p>$11,917</text:p>
            </table:table-cell>
            <table:table-cell table:style-name="ce45" table:formula="of:=(96000+47000)/12" office:value-type="float" office:value="11916.6666666667">
              <text:p>$11,917</text:p>
            </table:table-cell>
            <table:table-cell table:style-name="ce45" table:formula="of:=(96000+47000)/12" office:value-type="float" office:value="11916.6666666667">
              <text:p>$11,917</text:p>
            </table:table-cell>
            <table:table-cell table:style-name="ce45" table:formula="of:=(96000+47000)/12" office:value-type="float" office:value="11916.6666666667">
              <text:p>$11,917</text:p>
            </table:table-cell>
            <table:table-cell table:style-name="ce103" table:formula="of:=SUM([.B19:.M19])" office:value-type="float" office:value="114125">
              <text:p>$114,125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System Admintrator</text:p>
            </table:table-cell>
            <table:table-cell table:style-name="ce27" office:value-type="float" office:value="2000">
              <text:p>$2,000</text:p>
            </table:table-cell>
            <table:table-cell table:style-name="ce44" office:value-type="float" office:value="2000">
              <text:p>$2,000</text:p>
            </table:table-cell>
            <table:table-cell table:style-name="ce62" office:value-type="float" office:value="2000">
              <text:p>$2,000</text:p>
            </table:table-cell>
            <table:table-cell table:style-name="ce27" office:value-type="float" office:value="2000">
              <text:p>$2,000</text:p>
            </table:table-cell>
            <table:table-cell table:style-name="ce44" office:value-type="float" office:value="2000">
              <text:p>$2,000</text:p>
            </table:table-cell>
            <table:table-cell table:style-name="ce44" office:value-type="float" office:value="2000">
              <text:p>$2,000</text:p>
            </table:table-cell>
            <table:table-cell table:style-name="ce44" office:value-type="float" office:value="2000">
              <text:p>$2,000</text:p>
            </table:table-cell>
            <table:table-cell table:style-name="ce44" office:value-type="float" office:value="2000">
              <text:p>$2,000</text:p>
            </table:table-cell>
            <table:table-cell table:style-name="ce44" office:value-type="float" office:value="2000">
              <text:p>$2,000</text:p>
            </table:table-cell>
            <table:table-cell table:style-name="ce44" office:value-type="float" office:value="2000">
              <text:p>$2,000</text:p>
            </table:table-cell>
            <table:table-cell table:style-name="ce44" office:value-type="float" office:value="2000">
              <text:p>$2,000</text:p>
            </table:table-cell>
            <table:table-cell table:style-name="ce44" office:value-type="float" office:value="2000">
              <text:p>$2,000</text:p>
            </table:table-cell>
            <table:table-cell table:style-name="ce103" table:formula="of:=SUM([.B20:.M20])" office:value-type="float" office:value="24000">
              <text:p>$24,00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Payroll fees</text:p>
            </table:table-cell>
            <table:table-cell table:style-name="ce27" office:value-type="float" office:value="170">
              <text:p>$170</text:p>
            </table:table-cell>
            <table:table-cell table:style-name="ce44" office:value-type="float" office:value="170">
              <text:p>$170</text:p>
            </table:table-cell>
            <table:table-cell table:style-name="ce62" office:value-type="float" office:value="170">
              <text:p>$170</text:p>
            </table:table-cell>
            <table:table-cell table:style-name="ce27" office:value-type="float" office:value="170">
              <text:p>$170</text:p>
            </table:table-cell>
            <table:table-cell table:style-name="ce44" office:value-type="float" office:value="170">
              <text:p>$170</text:p>
            </table:table-cell>
            <table:table-cell table:style-name="ce44" office:value-type="float" office:value="170">
              <text:p>$170</text:p>
            </table:table-cell>
            <table:table-cell table:style-name="ce44" office:value-type="float" office:value="170">
              <text:p>$170</text:p>
            </table:table-cell>
            <table:table-cell table:style-name="ce44" office:value-type="float" office:value="170">
              <text:p>$170</text:p>
            </table:table-cell>
            <table:table-cell table:style-name="ce44" office:value-type="float" office:value="170">
              <text:p>$170</text:p>
            </table:table-cell>
            <table:table-cell table:style-name="ce44" office:value-type="float" office:value="170">
              <text:p>$170</text:p>
            </table:table-cell>
            <table:table-cell table:style-name="ce44" office:value-type="float" office:value="170">
              <text:p>$170</text:p>
            </table:table-cell>
            <table:table-cell table:style-name="ce44" office:value-type="float" office:value="170">
              <text:p>$170</text:p>
            </table:table-cell>
            <table:table-cell table:style-name="ce103" table:formula="of:=SUM([.B21:.M21])" office:value-type="float" office:value="2040">
              <text:p>$2,04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401K plan</text:p>
            </table:table-cell>
            <table:table-cell table:style-name="ce27" table:formula="of:=[.B19]*0.04" office:value-type="float" office:value="411.666666666667">
              <text:p>$412</text:p>
            </table:table-cell>
            <table:table-cell table:style-name="ce44" table:formula="of:=[.C19]*0.04" office:value-type="float" office:value="411.666666666667">
              <text:p>$412</text:p>
            </table:table-cell>
            <table:table-cell table:style-name="ce62" table:formula="of:=[.D19]*0.04" office:value-type="float" office:value="91.6666666666667">
              <text:p>$92</text:p>
            </table:table-cell>
            <table:table-cell table:style-name="ce27" table:formula="of:=[.E19]*0.04" office:value-type="float" office:value="156.666666666667">
              <text:p>$157</text:p>
            </table:table-cell>
            <table:table-cell table:style-name="ce44" table:formula="of:=[.F19]*0.04" office:value-type="float" office:value="156.666666666667">
              <text:p>$157</text:p>
            </table:table-cell>
            <table:table-cell table:style-name="ce44" table:formula="of:=[.G19]*0.04" office:value-type="float" office:value="476.666666666667">
              <text:p>$477</text:p>
            </table:table-cell>
            <table:table-cell table:style-name="ce44" table:formula="of:=[.H19]*0.04" office:value-type="float" office:value="476.666666666667">
              <text:p>$477</text:p>
            </table:table-cell>
            <table:table-cell table:style-name="ce44" table:formula="of:=[.I19]*0.04" office:value-type="float" office:value="476.666666666667">
              <text:p>$477</text:p>
            </table:table-cell>
            <table:table-cell table:style-name="ce44" table:formula="of:=[.J19]*0.04" office:value-type="float" office:value="476.666666666667">
              <text:p>$477</text:p>
            </table:table-cell>
            <table:table-cell table:style-name="ce44" table:formula="of:=[.K19]*0.04" office:value-type="float" office:value="476.666666666667">
              <text:p>$477</text:p>
            </table:table-cell>
            <table:table-cell table:style-name="ce44" table:formula="of:=[.L19]*0.04" office:value-type="float" office:value="476.666666666667">
              <text:p>$477</text:p>
            </table:table-cell>
            <table:table-cell table:style-name="ce44" table:formula="of:=[.M19]*0.04" office:value-type="float" office:value="476.666666666667">
              <text:p>$477</text:p>
            </table:table-cell>
            <table:table-cell table:style-name="ce103" table:formula="of:=SUM([.B22:.M22])" office:value-type="float" office:value="4565">
              <text:p>$4,565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Payroll taxes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3" table:formula="of:=SUM([.B23:.M23])" office:value-type="float" office:value="0">
              <text:p/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Worker Compensation Insurance</text:p>
            </table:table-cell>
            <table:table-cell table:style-name="ce27" office:value-type="float" office:value="65">
              <text:p>$65</text:p>
            </table:table-cell>
            <table:table-cell table:style-name="ce44" office:value-type="float" office:value="65">
              <text:p>$65</text:p>
            </table:table-cell>
            <table:table-cell table:style-name="ce62" office:value-type="float" office:value="65">
              <text:p>$65</text:p>
            </table:table-cell>
            <table:table-cell table:style-name="ce27" office:value-type="float" office:value="65">
              <text:p>$65</text:p>
            </table:table-cell>
            <table:table-cell table:style-name="ce44" office:value-type="float" office:value="65">
              <text:p>$65</text:p>
            </table:table-cell>
            <table:table-cell table:style-name="ce44" office:value-type="float" office:value="65">
              <text:p>$65</text:p>
            </table:table-cell>
            <table:table-cell table:style-name="ce44" office:value-type="float" office:value="65">
              <text:p>$65</text:p>
            </table:table-cell>
            <table:table-cell table:style-name="ce44" office:value-type="float" office:value="65">
              <text:p>$65</text:p>
            </table:table-cell>
            <table:table-cell table:style-name="ce44" office:value-type="float" office:value="65">
              <text:p>$65</text:p>
            </table:table-cell>
            <table:table-cell table:style-name="ce44" office:value-type="float" office:value="65">
              <text:p>$65</text:p>
            </table:table-cell>
            <table:table-cell table:style-name="ce44" office:value-type="float" office:value="65">
              <text:p>$65</text:p>
            </table:table-cell>
            <table:table-cell table:style-name="ce44" office:value-type="float" office:value="65">
              <text:p>$65</text:p>
            </table:table-cell>
            <table:table-cell table:style-name="ce103" table:formula="of:=SUM([.B24:.M24])" office:value-type="float" office:value="780">
              <text:p>$78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Bonuses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3" table:formula="of:=SUM([.B25:.M25])" office:value-type="float" office:value="0">
              <text:p/>
            </table:table-cell>
            <table:table-cell table:number-columns-repeated="1010"/>
          </table:table-row>
        </table:table-row-group>
        <table:table-row table:style-name="ro3">
          <table:table-cell table:style-name="ce7" office:value-type="string">
            <text:p>Events</text:p>
          </table:table-cell>
          <table:table-cell table:style-name="ce26" table:formula="of:=SUM([.B27:.B34])" office:value-type="float" office:value="639.22">
            <text:p>$639</text:p>
          </table:table-cell>
          <table:table-cell table:style-name="ce43" table:formula="of:=SUM([.C27:.C34])" office:value-type="float" office:value="22050">
            <text:p>$22,050</text:p>
          </table:table-cell>
          <table:table-cell table:style-name="ce61" table:formula="of:=SUM([.D27:.D34])" office:value-type="float" office:value="4250">
            <text:p>$4,250</text:p>
          </table:table-cell>
          <table:table-cell table:style-name="ce26" table:formula="of:=SUM([.E27:.E34])" office:value-type="float" office:value="1389.8">
            <text:p>$1,390</text:p>
          </table:table-cell>
          <table:table-cell table:style-name="ce43" table:formula="of:=SUM([.F27:.F34])" office:value-type="float" office:value="1500">
            <text:p>$1,500</text:p>
          </table:table-cell>
          <table:table-cell table:style-name="ce43" table:formula="of:=SUM([.G27:.G34])" office:value-type="float" office:value="2005.26">
            <text:p>$2,005</text:p>
          </table:table-cell>
          <table:table-cell table:style-name="ce87" table:formula="of:=SUM([.H27:.H34])" office:value-type="float" office:value="2074.44">
            <text:p>$2,074</text:p>
          </table:table-cell>
          <table:table-cell table:style-name="ce87" table:formula="of:=SUM([.I27:.I34])" office:value-type="float" office:value="3543.54">
            <text:p>$3,544</text:p>
          </table:table-cell>
          <table:table-cell table:style-name="ce87" table:formula="of:=SUM([.J27:.J34])" office:value-type="float" office:value="1469.02">
            <text:p>$1,469</text:p>
          </table:table-cell>
          <table:table-cell table:style-name="ce87" table:formula="of:=SUM([.K27:.K34])" office:value-type="float" office:value="28264.51">
            <text:p>$28,265</text:p>
          </table:table-cell>
          <table:table-cell table:style-name="ce87" table:formula="of:=SUM([.L27:.L34])" office:value-type="float" office:value="35038.79">
            <text:p>$35,039</text:p>
          </table:table-cell>
          <table:table-cell table:style-name="ce93" table:formula="of:=SUM([.M27:.M34])" office:value-type="float" office:value="13350">
            <text:p>$13,350</text:p>
          </table:table-cell>
          <table:table-cell table:style-name="ce102" table:formula="of:=SUM([.B26:.M26])" office:value-type="float" office:value="115574.58">
            <text:p>$115,575</text:p>
          </table:table-cell>
          <table:table-cell table:number-columns-repeated="1010"/>
        </table:table-row>
        <table:table-row-group>
          <table:table-row table:style-name="ro3">
            <table:table-cell table:style-name="ce6" office:value-type="string">
              <text:p>Travel and Lodge (GUADEC)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25000">
              <text:p>$25,000</text:p>
            </table:table-cell>
            <table:table-cell table:style-name="ce44" office:value-type="float" office:value="10100">
              <text:p>$10,100</text:p>
            </table:table-cell>
            <table:table-cell table:style-name="ce44" office:value-type="float" office:value="6900">
              <text:p>$6,900</text:p>
            </table:table-cell>
            <table:table-cell table:style-name="ce103" table:formula="of:=SUM([.B27:.M27])" office:value-type="float" office:value="42000">
              <text:p>$42,00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Boston Summit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6500">
              <text:p>$6,500</text:p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3" table:formula="of:=SUM([.B28:.M28])" office:value-type="float" office:value="6500">
              <text:p>$6,50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GUADEC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/>
            <table:table-cell table:style-name="ce44" office:value-type="float" office:value="20500">
              <text:p>$20,500</text:p>
            </table:table-cell>
            <table:table-cell table:style-name="ce44" office:value-type="float" office:value="5200">
              <text:p>$5,200</text:p>
            </table:table-cell>
            <table:table-cell table:style-name="ce103" table:formula="of:=SUM([.B29:.M29])" office:value-type="float" office:value="25700">
              <text:p>$25,700</text:p>
            </table:table-cell>
            <table:table-cell table:number-columns-repeated="1010"/>
          </table:table-row>
          <table:table-row table:style-name="ro4">
            <table:table-cell table:style-name="ce9" office:value-type="string">
              <text:p>GUADEC –2010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12000">
              <text:p>$12,000</text:p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3" table:formula="of:=SUM([.B30:.M30])" office:value-type="float" office:value="12000">
              <text:p>$12,00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ExecDirector's travel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2300">
              <text:p>$2,300</text:p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518.87">
              <text:p>$519</text:p>
            </table:table-cell>
            <table:table-cell table:style-name="ce44" office:value-type="float" office:value="2193.3">
              <text:p>$2,193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2014.51">
              <text:p>$2,015</text:p>
            </table:table-cell>
            <table:table-cell table:style-name="ce44" office:value-type="float" office:value="3188.79">
              <text:p>$3,189</text:p>
            </table:table-cell>
            <table:table-cell table:style-name="ce44" office:value-type="float" office:value="0">
              <text:p/>
            </table:table-cell>
            <table:table-cell table:style-name="ce103" table:formula="of:=SUM([.B31:.M31])" office:value-type="float" office:value="10215.47">
              <text:p>$10,215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office:annotation draw:style-name="gr2" draw:text-style-name="P2" svg:width="1.9862in" svg:height="0.5457in" svg:x="1.7713in" svg:y="4.1492in" draw:caption-point-x="0.2504in" draw:caption-point-y="0.9484in">
                <dc:creator>GP</dc:creator>
                <dc:date>2009-09-15T00:00:00</dc:date>
                <text:p text:style-name="P2"><text:span text:style-name="T2">Event boxes are related to Other events where GNOME presence would be useful</text:span></text:p>
              </office:annotation>
              <text:p>Event Box US</text:p>
            </table:table-cell>
            <table:table-cell table:style-name="ce27" office:value-type="float" office:value="639.22">
              <text:p>$639</text:p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139.8">
              <text:p>$140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210.26">
              <text:p>$210</text:p>
            </table:table-cell>
            <table:table-cell table:style-name="ce44" office:value-type="float" office:value="305.57">
              <text:p>$306</text:p>
            </table:table-cell>
            <table:table-cell table:style-name="ce44" office:value-type="float" office:value="100.24">
              <text:p>$100</text:p>
            </table:table-cell>
            <table:table-cell table:style-name="ce44" office:value-type="float" office:value="69.02">
              <text:p>$69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3" table:formula="of:=SUM([.B32:.M32])" office:value-type="float" office:value="1464.11">
              <text:p>$1,464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Event Box EU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3000">
              <text:p>$3,000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3" table:formula="of:=SUM([.B33:.M33])" office:value-type="float" office:value="3000">
              <text:p>$3,00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office:annotation draw:style-name="gr3" draw:text-style-name="P2" svg:width="1.7685in" svg:height="0.7012in" svg:x="1.7713in" svg:y="4.4181in" draw:caption-point-x="0.2504in" draw:caption-point-y="1.0031in">
                <dc:creator>GP</dc:creator>
                <dc:date>2009-09-14T00:00:00</dc:date>
                <text:p text:style-name="P2"><text:span text:style-name="T2">Events where we need to promote GNOME, such as OSCON, LinuxConf,OSiM, etc.</text:span></text:p>
              </office:annotation>
              <text:p>Other events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1250">
              <text:p>$1,250</text:p>
            </table:table-cell>
            <table:table-cell table:style-name="ce62" office:value-type="float" office:value="1250">
              <text:p>$1,250</text:p>
            </table:table-cell>
            <table:table-cell table:style-name="ce27" office:value-type="float" office:value="1250">
              <text:p>$1,250</text:p>
            </table:table-cell>
            <table:table-cell table:style-name="ce44" office:value-type="float" office:value="1500">
              <text:p>$1,500</text:p>
            </table:table-cell>
            <table:table-cell table:style-name="ce44" office:value-type="float" office:value="1795">
              <text:p>$1,795</text:p>
            </table:table-cell>
            <table:table-cell table:style-name="ce44" office:value-type="float" office:value="1250">
              <text:p>$1,250</text:p>
            </table:table-cell>
            <table:table-cell table:style-name="ce44" office:value-type="float" office:value="1250">
              <text:p>$1,250</text:p>
            </table:table-cell>
            <table:table-cell table:style-name="ce44" office:value-type="float" office:value="1400">
              <text:p>$1,400</text:p>
            </table:table-cell>
            <table:table-cell table:style-name="ce44" office:value-type="float" office:value="1250">
              <text:p>$1,250</text:p>
            </table:table-cell>
            <table:table-cell table:style-name="ce44" office:value-type="float" office:value="1250">
              <text:p>$1,250</text:p>
            </table:table-cell>
            <table:table-cell table:style-name="ce44" office:value-type="float" office:value="1250">
              <text:p>$1,250</text:p>
            </table:table-cell>
            <table:table-cell table:style-name="ce103" table:formula="of:=SUM([.B34:.M34])" office:value-type="float" office:value="14695">
              <text:p>$14,695</text:p>
            </table:table-cell>
            <table:table-cell table:number-columns-repeated="1010"/>
          </table:table-row>
        </table:table-row-group>
        <table:table-row table:style-name="ro3">
          <table:table-cell table:style-name="ce7" office:value-type="string">
            <text:p>Hackfests</text:p>
          </table:table-cell>
          <table:table-cell table:style-name="ce26"/>
          <table:table-cell table:style-name="ce43" table:formula="of:=3600" office:value-type="float" office:value="3600">
            <office:annotation draw:style-name="gr1" draw:text-style-name="P1" svg:width="1.1413in" svg:height="0.2346in" svg:x="3.763in" svg:y="4.9854in" draw:caption-point-x="-0.2402in" draw:caption-point-y="0.5976in">
              <dc:creator>gpoo</dc:creator>
              <dc:date>2010-10-31T00:00:00</dc:date>
              <text:p text:style-name="P1"><text:span text:style-name="T1">Snowy hackfest</text:span></text:p>
            </office:annotation>
            <text:p>$3,600</text:p>
          </table:table-cell>
          <table:table-cell table:style-name="ce61" table:formula="of:=4920+11890" office:value-type="float" office:value="16810">
            <office:annotation draw:style-name="gr1" draw:text-style-name="P1" svg:width="1.1413in" svg:height="0.7012in" svg:x="4.5138in" svg:y="4.9854in" draw:caption-point-x="-0.2402in" draw:caption-point-y="0.5976in">
              <dc:creator>gpoo</dc:creator>
              <dc:date>2010-10-31T00:00:00</dc:date>
              <text:p text:style-name="P1"><text:span text:style-name="T1">WebKitGtk hackfest and Dev-Doc and tools hackfest</text:span></text:p>
            </office:annotation>
            <text:p>$16,810</text:p>
          </table:table-cell>
          <table:table-cell table:style-name="ce26" office:value-type="float" office:value="3335.05">
            <text:p>$3,335</text:p>
          </table:table-cell>
          <table:table-cell table:style-name="ce43" office:value-type="float" office:value="5000">
            <office:annotation draw:style-name="gr1" draw:text-style-name="P1" svg:width="1.1413in" svg:height="0.3902in" svg:x="6.015in" svg:y="4.9854in" draw:caption-point-x="-0.2402in" draw:caption-point-y="0.5976in">
              <dc:creator>gpoo</dc:creator>
              <dc:date>2010-12-22T00:00:00</dc:date>
              <text:p text:style-name="P1"><text:span text:style-name="T1">Sysadmin &amp; Python hackfests</text:span></text:p>
            </office:annotation>
            <text:p>$5,000</text:p>
          </table:table-cell>
          <table:table-cell table:style-name="ce43" office:value-type="float" office:value="3000">
            <text:p>$3,000</text:p>
          </table:table-cell>
          <table:table-cell table:style-name="ce43" office:value-type="float" office:value="6443.53">
            <text:p>$6,444</text:p>
          </table:table-cell>
          <table:table-cell table:style-name="ce43" office:value-type="float" office:value="3808.56">
            <text:p>$3,809</text:p>
          </table:table-cell>
          <table:table-cell table:style-name="ce43" table:formula="of:=2300" office:value-type="float" office:value="2300">
            <office:annotation draw:style-name="gr1" draw:text-style-name="P1" svg:width="1.1413in" svg:height="0.3902in" svg:x="9.0177in" svg:y="4.9854in" draw:caption-point-x="-0.2402in" draw:caption-point-y="0.5976in">
              <dc:creator>gpoo</dc:creator>
              <dc:date>2010-10-31T00:00:00</dc:date>
              <text:p text:style-name="P1"><text:span text:style-name="T1">Documentation Summit</text:span></text:p>
            </office:annotation>
            <text:p>$2,300</text:p>
          </table:table-cell>
          <table:table-cell table:style-name="ce43" office:value-type="float" office:value="2500">
            <text:p>$2,500</text:p>
          </table:table-cell>
          <table:table-cell table:style-name="ce43" office:value-type="float" office:value="0">
            <text:p/>
          </table:table-cell>
          <table:table-cell table:style-name="ce43" office:value-type="float" office:value="0">
            <text:p/>
          </table:table-cell>
          <table:table-cell table:style-name="ce102" table:formula="of:=SUM([.B35:.M35])" office:value-type="float" office:value="46797.14">
            <text:p>$46,797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Local outreach</text:p>
          </table:table-cell>
          <table:table-cell table:style-name="ce26" table:formula="of:=SUM([.B37:.B39])" office:value-type="float" office:value="0">
            <text:p/>
          </table:table-cell>
          <table:table-cell table:style-name="ce43" table:formula="of:=SUM([.C37:.C39])" office:value-type="float" office:value="8825">
            <text:p>$8,825</text:p>
          </table:table-cell>
          <table:table-cell table:style-name="ce61" table:formula="of:=SUM([.D37:.D39])" office:value-type="float" office:value="0">
            <text:p/>
          </table:table-cell>
          <table:table-cell table:style-name="ce26" table:formula="of:=SUM([.E37:.E39])" office:value-type="float" office:value="0">
            <text:p/>
          </table:table-cell>
          <table:table-cell table:style-name="ce43" table:formula="of:=SUM([.F37:.F39])" office:value-type="float" office:value="0">
            <text:p/>
          </table:table-cell>
          <table:table-cell table:style-name="ce43" table:formula="of:=SUM([.G37:.G39])" office:value-type="float" office:value="12000">
            <text:p>$12,000</text:p>
          </table:table-cell>
          <table:table-cell table:style-name="ce87" table:formula="of:=SUM([.H37:.H39])" office:value-type="float" office:value="0">
            <text:p/>
          </table:table-cell>
          <table:table-cell table:style-name="ce87" table:formula="of:=SUM([.I37:.I39])" office:value-type="float" office:value="0">
            <text:p/>
          </table:table-cell>
          <table:table-cell table:style-name="ce87" table:formula="of:=SUM([.J37:.J39])" office:value-type="float" office:value="0">
            <text:p/>
          </table:table-cell>
          <table:table-cell table:style-name="ce87" table:formula="of:=SUM([.K37:.K39])" office:value-type="float" office:value="0">
            <text:p/>
          </table:table-cell>
          <table:table-cell table:style-name="ce87" table:formula="of:=SUM([.L37:.L39])" office:value-type="float" office:value="0">
            <text:p/>
          </table:table-cell>
          <table:table-cell table:style-name="ce93" table:formula="of:=SUM([.M37:.M39])" office:value-type="float" office:value="0">
            <text:p/>
          </table:table-cell>
          <table:table-cell table:style-name="ce102" table:formula="of:=SUM([.B36:.M36])" office:value-type="float" office:value="20825">
            <text:p>$20,825</text:p>
          </table:table-cell>
          <table:table-cell table:number-columns-repeated="1010"/>
        </table:table-row>
        <table:table-row-group>
          <table:table-row table:style-name="ro3">
            <table:table-cell table:style-name="ce10" office:value-type="string">
              <text:p>Forum do GNOME – Brazil</text:p>
            </table:table-cell>
            <table:table-cell table:style-name="ce27"/>
            <table:table-cell table:style-name="ce44" office:value-type="float" office:value="4000">
              <text:p>$4,000</text:p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94"/>
            <table:table-cell table:style-name="ce103" table:formula="of:=SUM([.B37:.M37])" office:value-type="float" office:value="4000">
              <text:p>$4,00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GNOME Asia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12000">
              <text:p>$12,000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3" table:formula="of:=SUM([.B38:.M38])" office:value-type="float" office:value="12000">
              <text:p>$12,000</text:p>
            </table:table-cell>
            <table:table-cell table:number-columns-repeated="1010"/>
          </table:table-row>
          <table:table-row table:style-name="ro3">
            <table:table-cell table:style-name="ce11" office:value-type="string">
              <text:p>GNOME Day – Chile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4825">
              <text:p>$4,825</text:p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94"/>
            <table:table-cell table:style-name="ce103" table:formula="of:=SUM([.B39:.M39])" office:value-type="float" office:value="4825">
              <text:p>$4,825</text:p>
            </table:table-cell>
            <table:table-cell table:number-columns-repeated="1010"/>
          </table:table-row>
        </table:table-row-group>
        <table:table-row table:style-name="ro3">
          <table:table-cell table:style-name="ce12" office:value-type="string">
            <text:p>Friends of GNOME</text:p>
          </table:table-cell>
          <table:table-cell table:style-name="ce26" office:value-type="float" office:value="107">
            <text:p>$107</text:p>
          </table:table-cell>
          <table:table-cell table:style-name="ce43" office:value-type="float" office:value="107">
            <text:p>$107</text:p>
          </table:table-cell>
          <table:table-cell table:style-name="ce61" office:value-type="float" office:value="107">
            <text:p>$107</text:p>
          </table:table-cell>
          <table:table-cell table:style-name="ce26" office:value-type="float" office:value="107">
            <text:p>$107</text:p>
          </table:table-cell>
          <table:table-cell table:style-name="ce43" office:value-type="float" office:value="107">
            <text:p>$107</text:p>
          </table:table-cell>
          <table:table-cell table:style-name="ce43" office:value-type="float" office:value="207">
            <text:p>$207</text:p>
          </table:table-cell>
          <table:table-cell table:style-name="ce43" office:value-type="float" office:value="107">
            <text:p>$107</text:p>
          </table:table-cell>
          <table:table-cell table:style-name="ce43" office:value-type="float" office:value="107">
            <text:p>$107</text:p>
          </table:table-cell>
          <table:table-cell table:style-name="ce43" office:value-type="float" office:value="2407">
            <text:p>$2,407</text:p>
          </table:table-cell>
          <table:table-cell table:style-name="ce43" office:value-type="float" office:value="107">
            <text:p>$107</text:p>
          </table:table-cell>
          <table:table-cell table:style-name="ce43" office:value-type="float" office:value="207">
            <text:p>$207</text:p>
          </table:table-cell>
          <table:table-cell table:style-name="ce93" office:value-type="float" office:value="107">
            <text:p>$107</text:p>
          </table:table-cell>
          <table:table-cell table:style-name="ce102" table:formula="of:=SUM([.B40:.M40])" office:value-type="float" office:value="3784">
            <text:p>$3,784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Marketing</text:p>
          </table:table-cell>
          <table:table-cell table:style-name="ce26" table:formula="of:=SUM([.B42:.B44])" office:value-type="float" office:value="0">
            <text:p/>
          </table:table-cell>
          <table:table-cell table:style-name="ce43" table:formula="of:=SUM([.C42:.C44])" office:value-type="float" office:value="0">
            <text:p/>
          </table:table-cell>
          <table:table-cell table:style-name="ce61" table:formula="of:=SUM([.D42:.D44])" office:value-type="float" office:value="3500">
            <text:p>$3,500</text:p>
          </table:table-cell>
          <table:table-cell table:style-name="ce26" table:formula="of:=SUM([.E42:.E44])" office:value-type="float" office:value="0">
            <text:p/>
          </table:table-cell>
          <table:table-cell table:style-name="ce43" table:formula="of:=SUM([.F42:.F44])" office:value-type="float" office:value="9000">
            <text:p>$9,000</text:p>
          </table:table-cell>
          <table:table-cell table:style-name="ce43" table:formula="of:=SUM([.G42:.G44])" office:value-type="float" office:value="0">
            <text:p/>
          </table:table-cell>
          <table:table-cell table:style-name="ce87" table:formula="of:=SUM([.H42:.H44])" office:value-type="float" office:value="0">
            <text:p/>
          </table:table-cell>
          <table:table-cell table:style-name="ce87" table:formula="of:=SUM([.I42:.I44])" office:value-type="float" office:value="0">
            <text:p/>
          </table:table-cell>
          <table:table-cell table:style-name="ce87" table:formula="of:=SUM([.J42:.J44])" office:value-type="float" office:value="0">
            <text:p/>
          </table:table-cell>
          <table:table-cell table:style-name="ce87" table:formula="of:=SUM([.K42:.K44])" office:value-type="float" office:value="0">
            <text:p/>
          </table:table-cell>
          <table:table-cell table:style-name="ce87" table:formula="of:=SUM([.L42:.L44])" office:value-type="float" office:value="0">
            <text:p/>
          </table:table-cell>
          <table:table-cell table:style-name="ce93" table:formula="of:=SUM([.M42:.M44])" office:value-type="float" office:value="0">
            <text:p/>
          </table:table-cell>
          <table:table-cell table:style-name="ce102" table:formula="of:=SUM([.B41:.M41])" office:value-type="float" office:value="12500">
            <text:p>$12,500</text:p>
          </table:table-cell>
          <table:table-cell table:number-columns-repeated="1010"/>
        </table:table-row>
        <table:table-row-group>
          <table:table-row table:style-name="ro3">
            <table:table-cell table:style-name="ce13" office:value-type="string">
              <text:p>Advertising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0">
              <text:p/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3000">
              <text:p>$3,000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94"/>
            <table:table-cell table:style-name="ce103" table:formula="of:=SUM([.B42:.M42])" office:value-type="float" office:value="3000">
              <text:p>$3,000</text:p>
            </table:table-cell>
            <table:table-cell table:number-columns-repeated="1010"/>
          </table:table-row>
          <table:table-row table:style-name="ro3">
            <table:table-cell table:style-name="ce13" office:value-type="string">
              <text:p>Annual report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500">
              <text:p>$500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94"/>
            <table:table-cell table:style-name="ce103" table:formula="of:=SUM([.B43:.M43])" office:value-type="float" office:value="500">
              <text:p>$500</text:p>
            </table:table-cell>
            <table:table-cell table:number-columns-repeated="1010"/>
          </table:table-row>
          <table:table-row table:style-name="ro3">
            <table:table-cell table:style-name="ce13" office:value-type="string">
              <text:p>Contracts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62" office:value-type="float" office:value="3000">
              <text:p>$3,000</text:p>
            </table:table-cell>
            <table:table-cell table:style-name="ce27" office:value-type="float" office:value="0">
              <text:p/>
            </table:table-cell>
            <table:table-cell table:style-name="ce44" office:value-type="float" office:value="6000">
              <text:p>$6,000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94"/>
            <table:table-cell table:style-name="ce103" table:formula="of:=SUM([.B44:.M44])" office:value-type="float" office:value="9000">
              <text:p>$9,000</text:p>
            </table:table-cell>
            <table:table-cell table:number-columns-repeated="1010"/>
          </table:table-row>
        </table:table-row-group>
        <table:table-row table:style-name="ro3">
          <table:table-cell table:style-name="ce14" office:value-type="string">
            <text:p>Mobile</text:p>
          </table:table-cell>
          <table:table-cell table:style-name="ce26"/>
          <table:table-cell table:style-name="ce43"/>
          <table:table-cell table:style-name="ce61"/>
          <table:table-cell table:style-name="ce26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43"/>
          <table:table-cell table:style-name="ce93" office:value-type="float" office:value="50000">
            <text:p>$50,000</text:p>
          </table:table-cell>
          <table:table-cell table:style-name="ce102" table:formula="of:=SUM([.B45:.M45])" office:value-type="float" office:value="50000">
            <text:p>$50,000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Women's outreach</text:p>
          </table:table-cell>
          <table:table-cell table:style-name="ce28" office:value-type="float" office:value="0">
            <text:p/>
          </table:table-cell>
          <table:table-cell table:style-name="ce46" office:value-type="float" office:value="0">
            <text:p/>
          </table:table-cell>
          <table:table-cell table:style-name="ce63" office:value-type="float" office:value="4000">
            <text:p>$4,000</text:p>
          </table:table-cell>
          <table:table-cell table:style-name="ce28" office:value-type="float" office:value="0">
            <text:p/>
          </table:table-cell>
          <table:table-cell table:style-name="ce46" office:value-type="float" office:value="16000">
            <text:p>$16,000</text:p>
          </table:table-cell>
          <table:table-cell table:style-name="ce46" office:value-type="float" office:value="16000">
            <text:p>$16,000</text:p>
          </table:table-cell>
          <table:table-cell table:style-name="ce88"/>
          <table:table-cell table:style-name="ce88" office:value-type="float" office:value="1500">
            <text:p>$1,500</text:p>
          </table:table-cell>
          <table:table-cell table:style-name="ce88"/>
          <table:table-cell table:style-name="ce88" office:value-type="float" office:value="6000">
            <text:p>$6,000</text:p>
          </table:table-cell>
          <table:table-cell table:style-name="ce88" office:value-type="float" office:value="6000">
            <text:p>$6,000</text:p>
          </table:table-cell>
          <table:table-cell table:style-name="ce95"/>
          <table:table-cell table:style-name="ce102" table:formula="of:=SUM([.B46:.M46])" office:value-type="float" office:value="49500">
            <text:p>$49,500</text:p>
          </table:table-cell>
          <table:table-cell table:number-columns-repeated="1010"/>
        </table:table-row>
        <table:table-row table:style-name="ro2">
          <table:table-cell table:style-name="ce15" office:value-type="string">
            <text:p>Total Result</text:p>
          </table:table-cell>
          <table:table-cell table:style-name="ce29" table:formula="of:=SUM([.B6];[.B9];[.B18];[.B26];[.B35];[.B36];[.B40];[.B41];[.B45];[.B46])" office:value-type="currency" office:currency="USD" office:value="26665.5533333333">
            <text:p>$26,666</text:p>
          </table:table-cell>
          <table:table-cell table:style-name="ce29" table:formula="of:=SUM([.C6];[.C9];[.C18];[.C26];[.C35];[.C36];[.C40];[.C41];[.C45];[.C46])" office:value-type="currency" office:currency="USD" office:value="47664.3333333333">
            <text:p>$47,664</text:p>
          </table:table-cell>
          <table:table-cell table:style-name="ce29" table:formula="of:=SUM([.D6];[.D9];[.D18];[.D26];[.D35];[.D36];[.D40];[.D41];[.D45];[.D46])" office:value-type="currency" office:currency="USD" office:value="44136.3333333333">
            <text:p>$44,136</text:p>
          </table:table-cell>
          <table:table-cell table:style-name="ce29" table:formula="of:=SUM([.E6];[.E9];[.E18];[.E26];[.E35];[.E36];[.E40];[.E41];[.E45];[.E46])" office:value-type="currency" office:currency="USD" office:value="11388.1833333333">
            <text:p>$11,388</text:p>
          </table:table-cell>
          <table:table-cell table:style-name="ce29" table:formula="of:=SUM([.F6];[.F9];[.F18];[.F26];[.F35];[.F36];[.F40];[.F41];[.F45];[.F46])" office:value-type="currency" office:currency="USD" office:value="38272.3333333333">
            <text:p>$38,272</text:p>
          </table:table-cell>
          <table:table-cell table:style-name="ce29" table:formula="of:=SUM([.G6];[.G9];[.G18];[.G26];[.G35];[.G36];[.G40];[.G41];[.G45];[.G46])" office:value-type="currency" office:currency="USD" office:value="57581.5533333333">
            <text:p>$57,582</text:p>
          </table:table-cell>
          <table:table-cell table:style-name="ce29" table:formula="of:=SUM([.H6];[.H9];[.H18];[.H26];[.H35];[.H36];[.H40];[.H41];[.H45];[.H46])" office:value-type="currency" office:currency="USD" office:value="38028.7033333333">
            <text:p>$38,029</text:p>
          </table:table-cell>
          <table:table-cell table:style-name="ce29" table:formula="of:=SUM([.I6];[.I9];[.I18];[.I26];[.I35];[.I36];[.I40];[.I41];[.I45];[.I46])" office:value-type="currency" office:currency="USD" office:value="24098.9033333333">
            <text:p>$24,099</text:p>
          </table:table-cell>
          <table:table-cell table:style-name="ce29" table:formula="of:=SUM([.J6];[.J9];[.J18];[.J26];[.J35];[.J36];[.J40];[.J41];[.J45];[.J46])" office:value-type="currency" office:currency="USD" office:value="31219.3533333333">
            <text:p>$31,219</text:p>
          </table:table-cell>
          <table:table-cell table:style-name="ce29" table:formula="of:=SUM([.K6];[.K9];[.K18];[.K26];[.K35];[.K36];[.K40];[.K41];[.K45];[.K46])" office:value-type="currency" office:currency="USD" office:value="51751.8433333333">
            <text:p>$51,752</text:p>
          </table:table-cell>
          <table:table-cell table:style-name="ce29" table:formula="of:=SUM([.L6];[.L9];[.L18];[.L26];[.L35];[.L36];[.L40];[.L41];[.L45];[.L46])" office:value-type="currency" office:currency="USD" office:value="66530.1233333333">
            <text:p>$66,530</text:p>
          </table:table-cell>
          <table:table-cell table:style-name="ce29" table:formula="of:=SUM([.M6];[.M9];[.M18];[.M26];[.M35];[.M36];[.M40];[.M41];[.M45];[.M46])" office:value-type="currency" office:currency="USD" office:value="80662.3233333333">
            <text:p>$80,662</text:p>
          </table:table-cell>
          <table:table-cell table:style-name="ce104" table:formula="of:=IF(SUM([.B47:.M47])=SUM([.N6];[.N9];[.N18];[.N26];[.N35];[.N36];[.N40];[.N41];[.N45];[.N46]);SUM([.B47:.M47]);&quot;#Formula#&quot;)" office:value-type="currency" office:currency="USD" office:value="517999.54">
            <text:p>$518,000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Expeses Oct 2009-Sep 2010</text:p>
          </table:table-cell>
          <table:table-cell table:style-name="ce30" office:value-type="currency" office:currency="USD" office:value="22132.13">
            <text:p>$22,132</text:p>
          </table:table-cell>
          <table:table-cell table:style-name="ce30" office:value-type="currency" office:currency="USD" office:value="22578.01">
            <text:p>$22,578</text:p>
          </table:table-cell>
          <table:table-cell table:style-name="ce30" office:value-type="currency" office:currency="USD" office:value="15379.19">
            <text:p>$15,379</text:p>
          </table:table-cell>
          <table:table-cell table:style-name="ce30" office:value-type="currency" office:currency="USD" office:value="28214.14">
            <text:p>$28,214</text:p>
          </table:table-cell>
          <table:table-cell table:style-name="ce30" office:value-type="currency" office:currency="USD" office:value="21791.83">
            <text:p>$21,792</text:p>
          </table:table-cell>
          <table:table-cell table:style-name="ce30" office:value-type="currency" office:currency="USD" office:value="25104.51">
            <text:p>$25,105</text:p>
          </table:table-cell>
          <table:table-cell table:style-name="ce30" office:value-type="currency" office:currency="USD" office:value="26108.5">
            <text:p>$26,109</text:p>
          </table:table-cell>
          <table:table-cell table:style-name="ce30" office:value-type="currency" office:currency="USD" office:value="17626.98">
            <text:p>$17,627</text:p>
          </table:table-cell>
          <table:table-cell table:style-name="ce30" office:value-type="currency" office:currency="USD" office:value="58290.23">
            <text:p>$58,290</text:p>
          </table:table-cell>
          <table:table-cell table:style-name="ce30" office:value-type="currency" office:currency="USD" office:value="18427.44">
            <text:p>$18,427</text:p>
          </table:table-cell>
          <table:table-cell table:style-name="ce30" office:value-type="currency" office:currency="USD" office:value="63526.53">
            <text:p>$63,527</text:p>
          </table:table-cell>
          <table:table-cell table:style-name="ce30" office:value-type="currency" office:currency="USD" office:value="30059.23">
            <text:p>$30,059</text:p>
          </table:table-cell>
          <table:table-cell table:style-name="ce30" office:value-type="currency" office:currency="USD" office:value="349238.719999997">
            <text:p>$349,239</text:p>
          </table:table-cell>
          <table:table-cell table:number-columns-repeated="1010"/>
        </table:table-row>
        <table:table-row table:style-name="ro4">
          <table:table-cell table:style-name="ce17"/>
          <table:table-cell table:number-columns-repeated="1023"/>
        </table:table-row>
        <table:table-row table:style-name="ro2">
          <table:table-cell table:style-name="ce2" office:value-type="string" table:number-columns-spanned="1" table:number-rows-spanned="2">
            <text:p>Income</text:p>
          </table:table-cell>
          <table:table-cell table:style-name="ce23" office:value-type="string">
            <text:p>Year</text:p>
          </table:table-cell>
          <table:table-cell table:style-name="ce40" office:value-type="string">
            <text:p>Month</text:p>
          </table:table-cell>
          <table:table-cell table:style-name="ce58" table:number-columns-repeated="10"/>
          <table:table-cell table:style-name="ce99"/>
          <table:table-cell table:number-columns-repeated="1010"/>
        </table:table-row>
        <table:table-row table:style-name="ro2">
          <table:covered-table-cell table:style-name="ce18"/>
          <table:table-cell table:style-name="ce24" office:value-type="float" office:value="2010">
            <text:p>2010</text:p>
          </table:table-cell>
          <table:table-cell table:style-name="ce41"/>
          <table:table-cell table:style-name="ce59"/>
          <table:table-cell table:style-name="ce73" office:value-type="float" office:value="2011">
            <text:p>2011</text:p>
          </table:table-cell>
          <table:table-cell table:style-name="ce79" table:number-columns-repeated="8"/>
          <table:table-cell table:style-name="ce100" office:value-type="string">
            <text:p>Total</text:p>
          </table:table-cell>
          <table:table-cell table:number-columns-repeated="1010"/>
        </table:table-row>
        <table:table-row table:style-name="ro2">
          <table:table-cell table:style-name="ce4" office:value-type="string">
            <text:p>Category</text:p>
          </table:table-cell>
          <table:table-cell table:style-name="ce25" office:value-type="string">
            <text:p>October</text:p>
          </table:table-cell>
          <table:table-cell table:style-name="ce42" office:value-type="string">
            <text:p>November</text:p>
          </table:table-cell>
          <table:table-cell table:style-name="ce60" office:value-type="string">
            <text:p>December</text:p>
          </table:table-cell>
          <table:table-cell table:style-name="ce25" office:value-type="string">
            <text:p>January</text:p>
          </table:table-cell>
          <table:table-cell table:style-name="ce42" office:value-type="string">
            <text:p>February</text:p>
          </table:table-cell>
          <table:table-cell table:style-name="ce42" office:value-type="string">
            <text:p>March</text:p>
          </table:table-cell>
          <table:table-cell table:style-name="ce42" office:value-type="string">
            <text:p>April</text:p>
          </table:table-cell>
          <table:table-cell table:style-name="ce42" office:value-type="string">
            <text:p>May</text:p>
          </table:table-cell>
          <table:table-cell table:style-name="ce42" office:value-type="string">
            <text:p>June</text:p>
          </table:table-cell>
          <table:table-cell table:style-name="ce42" office:value-type="string">
            <text:p>July</text:p>
          </table:table-cell>
          <table:table-cell table:style-name="ce42" office:value-type="string">
            <text:p>August</text:p>
          </table:table-cell>
          <table:table-cell table:style-name="ce60" office:value-type="string">
            <text:p>September</text:p>
          </table:table-cell>
          <table:table-cell table:style-name="ce101" office:value-type="string">
            <text:p>Result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A11y</text:p>
          </table:table-cell>
          <table:table-cell table:style-name="ce31" table:formula="of:=SUM([.B54:.B55])" office:value-type="float" office:value="5501">
            <text:p>$5,501</text:p>
          </table:table-cell>
          <table:table-cell table:style-name="ce47" table:formula="of:=SUM([.C54:.C55])" office:value-type="float" office:value="0">
            <text:p/>
          </table:table-cell>
          <table:table-cell table:style-name="ce64" table:formula="of:=SUM([.D54:.D55])" office:value-type="float" office:value="25000">
            <text:p>$25,000</text:p>
          </table:table-cell>
          <table:table-cell table:style-name="ce74" table:formula="of:=SUM([.E54:.E55])" office:value-type="float" office:value="0">
            <text:p/>
          </table:table-cell>
          <table:table-cell table:style-name="ce80" table:formula="of:=SUM([.F54:.F55])" office:value-type="float" office:value="0">
            <text:p/>
          </table:table-cell>
          <table:table-cell table:style-name="ce80" table:formula="of:=SUM([.G54:.G55])" office:value-type="float" office:value="0">
            <text:p/>
          </table:table-cell>
          <table:table-cell table:style-name="ce80" table:formula="of:=SUM([.H54:.H55])" office:value-type="float" office:value="0">
            <text:p/>
          </table:table-cell>
          <table:table-cell table:style-name="ce80" table:formula="of:=SUM([.I54:.I55])" office:value-type="float" office:value="0">
            <text:p/>
          </table:table-cell>
          <table:table-cell table:style-name="ce80" table:formula="of:=SUM([.J54:.J55])" office:value-type="float" office:value="0">
            <text:p/>
          </table:table-cell>
          <table:table-cell table:style-name="ce80" table:formula="of:=SUM([.K54:.K55])" office:value-type="float" office:value="0">
            <text:p/>
          </table:table-cell>
          <table:table-cell table:style-name="ce91" table:formula="of:=SUM([.L54:.L55])" office:value-type="float" office:value="0">
            <text:p/>
          </table:table-cell>
          <table:table-cell table:style-name="ce96" table:formula="of:=SUM([.M54:.M55])" office:value-type="float" office:value="0">
            <text:p/>
          </table:table-cell>
          <table:table-cell table:style-name="ce105" table:formula="of:=SUM([.B53:.M53])" office:value-type="currency" office:currency="USD" office:value="30501">
            <text:p>$30,501</text:p>
          </table:table-cell>
          <table:table-cell table:number-columns-repeated="1010"/>
        </table:table-row>
        <table:table-row-group>
          <table:table-row table:style-name="ro3">
            <table:table-cell table:style-name="ce11" office:value-type="string">
              <text:p>Surplus 2010</text:p>
            </table:table-cell>
            <table:table-cell table:style-name="ce32" office:value-type="float" office:value="5501">
              <text:p>$5,501</text:p>
            </table:table-cell>
            <table:table-cell table:style-name="ce48" office:value-type="float" office:value="0">
              <text:p/>
            </table:table-cell>
            <table:table-cell table:style-name="ce65" office:value-type="float" office:value="0">
              <text:p/>
            </table:table-cell>
            <table:table-cell table:style-name="ce32" office:value-type="float" office:value="0">
              <text:p/>
            </table:table-cell>
            <table:table-cell table:style-name="ce48" office:value-type="float" office:value="0">
              <text:p/>
            </table:table-cell>
            <table:table-cell table:style-name="ce48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106" table:formula="of:=SUM([.B54:.M54])" office:value-type="float" office:value="5501">
              <text:p>$5,501</text:p>
            </table:table-cell>
            <table:table-cell table:number-columns-repeated="1010"/>
          </table:table-row>
          <table:table-row table:style-name="ro3">
            <table:table-cell table:style-name="ce11" office:value-type="string">
              <text:p>Sponsors Ally</text:p>
            </table:table-cell>
            <table:table-cell table:style-name="ce33" office:value-type="float" office:value="0">
              <text:p/>
            </table:table-cell>
            <table:table-cell table:style-name="ce49"/>
            <table:table-cell table:style-name="ce66" office:value-type="float" office:value="25000">
              <office:annotation draw:style-name="gr1" draw:text-style-name="P1" svg:width="1.1413in" svg:height="0.8567in" svg:x="4.5138in" svg:y="8.248in" draw:caption-point-x="-0.2402in" draw:caption-point-y="0.598in">
                <dc:creator>gpoo</dc:creator>
                <dc:date>2010-10-31T00:00:00</dc:date>
                <text:p text:style-name="P1"><text:span text:style-name="T1">Mozilla: 10000 from 2010 (not paid yet) and 15000 donated in October</text:span></text:p>
              </office:annotation>
              <text:p>$25,000</text:p>
            </table:table-cell>
            <table:table-cell table:style-name="ce32" office:value-type="float" office:value="0">
              <text:p/>
            </table:table-cell>
            <table:table-cell table:style-name="ce48" office:value-type="float" office:value="0">
              <text:p/>
            </table:table-cell>
            <table:table-cell table:style-name="ce48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106" table:formula="of:=SUM([.B55:.M55])" office:value-type="float" office:value="25000">
              <text:p>$25,000</text:p>
            </table:table-cell>
            <table:table-cell table:number-columns-repeated="1010"/>
          </table:table-row>
        </table:table-row-group>
        <table:table-row table:style-name="ro3">
          <table:table-cell table:style-name="ce7" office:value-type="string">
            <text:p>Adboard</text:p>
          </table:table-cell>
          <table:table-cell table:style-name="ce34" table:formula="of:=SUM([.B57:.B58])" office:value-type="float" office:value="0">
            <text:p/>
          </table:table-cell>
          <table:table-cell table:style-name="ce50" table:formula="of:=SUM([.C57:.C58])" office:value-type="float" office:value="0">
            <text:p/>
          </table:table-cell>
          <table:table-cell table:style-name="ce67" table:formula="of:=SUM([.D57:.D58])" office:value-type="float" office:value="9973">
            <text:p>$9,973</text:p>
          </table:table-cell>
          <table:table-cell table:style-name="ce75" table:formula="of:=SUM([.E57:.E58])" office:value-type="float" office:value="0">
            <text:p/>
          </table:table-cell>
          <table:table-cell table:style-name="ce81" table:formula="of:=SUM([.F57:.F58])" office:value-type="float" office:value="70000">
            <text:p>$70,000</text:p>
          </table:table-cell>
          <table:table-cell table:style-name="ce81" table:formula="of:=SUM([.G57:.G58])" office:value-type="float" office:value="0">
            <text:p/>
          </table:table-cell>
          <table:table-cell table:style-name="ce81" table:formula="of:=SUM([.H57:.H58])" office:value-type="float" office:value="50000">
            <text:p>$50,000</text:p>
          </table:table-cell>
          <table:table-cell table:style-name="ce81" table:formula="of:=SUM([.I57:.I58])" office:value-type="float" office:value="20000">
            <text:p>$20,000</text:p>
          </table:table-cell>
          <table:table-cell table:style-name="ce81" table:formula="of:=SUM([.J57:.J58])" office:value-type="float" office:value="0">
            <text:p/>
          </table:table-cell>
          <table:table-cell table:style-name="ce81" table:formula="of:=SUM([.K57:.K58])" office:value-type="float" office:value="20000">
            <text:p>$20,000</text:p>
          </table:table-cell>
          <table:table-cell table:style-name="ce92" table:formula="of:=SUM([.L57:.L58])" office:value-type="float" office:value="10000">
            <text:p>$10,000</text:p>
          </table:table-cell>
          <table:table-cell table:style-name="ce97" table:formula="of:=SUM([.M57:.M58])" office:value-type="float" office:value="0">
            <text:p/>
          </table:table-cell>
          <table:table-cell table:style-name="ce105" table:formula="of:=SUM([.B56:.M56])" office:value-type="currency" office:currency="USD" office:value="179973">
            <text:p>$179,973</text:p>
          </table:table-cell>
          <table:table-cell table:number-columns-repeated="1010"/>
        </table:table-row>
        <table:table-row-group>
          <table:table-row table:style-name="ro3">
            <table:table-cell table:style-name="ce11" office:value-type="string">
              <text:p>Adboard</text:p>
            </table:table-cell>
            <table:table-cell table:style-name="ce33" office:value-type="float" office:value="0">
              <text:p/>
            </table:table-cell>
            <table:table-cell table:style-name="ce49" office:value-type="float" office:value="0">
              <text:p/>
            </table:table-cell>
            <table:table-cell table:style-name="ce66" office:value-type="float" office:value="9973">
              <text:p>$9,973</text:p>
            </table:table-cell>
            <table:table-cell table:style-name="ce32" office:value-type="float" office:value="0">
              <text:p/>
            </table:table-cell>
            <table:table-cell table:style-name="ce48" office:value-type="float" office:value="50000">
              <text:p>$50,000</text:p>
            </table:table-cell>
            <table:table-cell table:style-name="ce48" office:value-type="float" office:value="0">
              <text:p/>
            </table:table-cell>
            <table:table-cell table:style-name="ce89" office:value-type="float" office:value="50000">
              <text:p>$50,000</text:p>
            </table:table-cell>
            <table:table-cell table:style-name="ce89" office:value-type="float" office:value="20000">
              <text:p>$20,000</text:p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20000">
              <text:p>$20,000</text:p>
            </table:table-cell>
            <table:table-cell table:style-name="ce89" office:value-type="float" office:value="10000">
              <text:p>$10,000</text:p>
            </table:table-cell>
            <table:table-cell table:style-name="ce89" office:value-type="float" office:value="0">
              <text:p/>
            </table:table-cell>
            <table:table-cell table:style-name="ce106" table:formula="of:=SUM([.B57:.M57])" office:value-type="float" office:value="159973">
              <text:p>$159,973</text:p>
            </table:table-cell>
            <table:table-cell table:number-columns-repeated="1010"/>
          </table:table-row>
          <table:table-row table:style-name="ro3">
            <table:table-cell table:style-name="ce11" office:value-type="string">
              <text:p>Adboard –2010</text:p>
            </table:table-cell>
            <table:table-cell table:style-name="ce33"/>
            <table:table-cell table:style-name="ce49" office:value-type="float" office:value="0">
              <text:p/>
            </table:table-cell>
            <table:table-cell table:style-name="ce66"/>
            <table:table-cell table:style-name="ce32" office:value-type="float" office:value="0">
              <text:p/>
            </table:table-cell>
            <table:table-cell table:style-name="ce48" office:value-type="float" office:value="20000">
              <text:p>$20,000</text:p>
            </table:table-cell>
            <table:table-cell table:style-name="ce48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89" office:value-type="float" office:value="0">
              <text:p/>
            </table:table-cell>
            <table:table-cell table:style-name="ce106" table:formula="of:=SUM([.B58:.M58])" office:value-type="float" office:value="20000">
              <text:p>$20,000</text:p>
            </table:table-cell>
            <table:table-cell table:number-columns-repeated="1010"/>
          </table:table-row>
        </table:table-row-group>
        <table:table-row table:style-name="ro3">
          <table:table-cell table:style-name="ce7" office:value-type="string">
            <text:p>Affiliate programs</text:p>
          </table:table-cell>
          <table:table-cell table:style-name="ce34" table:formula="of:=SUM([.B60:.B61])" office:value-type="float" office:value="140">
            <text:p>$140</text:p>
          </table:table-cell>
          <table:table-cell table:style-name="ce51" table:formula="of:=SUM([.C60:.C61])" office:value-type="float" office:value="140">
            <text:p>$140</text:p>
          </table:table-cell>
          <table:table-cell table:style-name="ce67" table:formula="of:=SUM([.D60:.D61])" office:value-type="float" office:value="140">
            <text:p>$140</text:p>
          </table:table-cell>
          <table:table-cell table:style-name="ce75" table:formula="of:=SUM([.E60:.E61])" office:value-type="float" office:value="140">
            <text:p>$140</text:p>
          </table:table-cell>
          <table:table-cell table:style-name="ce82" table:formula="of:=SUM([.F60:.F61])" office:value-type="float" office:value="140">
            <text:p>$140</text:p>
          </table:table-cell>
          <table:table-cell table:style-name="ce82" table:formula="of:=SUM([.G60:.G61])" office:value-type="float" office:value="140">
            <text:p>$140</text:p>
          </table:table-cell>
          <table:table-cell table:style-name="ce82" table:formula="of:=SUM([.H60:.H61])" office:value-type="float" office:value="790">
            <text:p>$790</text:p>
          </table:table-cell>
          <table:table-cell table:style-name="ce82" table:formula="of:=SUM([.I60:.I61])" office:value-type="float" office:value="140">
            <text:p>$140</text:p>
          </table:table-cell>
          <table:table-cell table:style-name="ce82" table:formula="of:=SUM([.J60:.J61])" office:value-type="float" office:value="140">
            <text:p>$140</text:p>
          </table:table-cell>
          <table:table-cell table:style-name="ce82" table:formula="of:=SUM([.K60:.K61])" office:value-type="float" office:value="140">
            <text:p>$140</text:p>
          </table:table-cell>
          <table:table-cell table:style-name="ce43" table:formula="of:=SUM([.L60:.L61])" office:value-type="float" office:value="270.29">
            <text:p>$270</text:p>
          </table:table-cell>
          <table:table-cell table:style-name="ce97" table:formula="of:=SUM([.M60:.M61])" office:value-type="float" office:value="200">
            <text:p>$200</text:p>
          </table:table-cell>
          <table:table-cell table:style-name="ce105" table:formula="of:=SUM([.B59:.M59])" office:value-type="currency" office:currency="USD" office:value="2520.29">
            <text:p>$2,520</text:p>
          </table:table-cell>
          <table:table-cell table:number-columns-repeated="1010"/>
        </table:table-row>
        <table:table-row-group>
          <table:table-row table:style-name="ro3">
            <table:table-cell table:style-name="ce19" office:value-type="string">
              <text:p>Royalties</text:p>
            </table:table-cell>
            <table:table-cell table:style-name="ce35" office:value-type="float" office:value="0">
              <text:p/>
            </table:table-cell>
            <table:table-cell table:style-name="ce52" office:value-type="float" office:value="0">
              <text:p/>
            </table:table-cell>
            <table:table-cell table:style-name="ce68" office:value-type="float" office:value="0">
              <text:p/>
            </table:table-cell>
            <table:table-cell table:style-name="ce76" office:value-type="float" office:value="0">
              <text:p/>
            </table:table-cell>
            <table:table-cell table:style-name="ce83" office:value-type="float" office:value="0">
              <text:p/>
            </table:table-cell>
            <table:table-cell table:style-name="ce83" office:value-type="float" office:value="0">
              <text:p/>
            </table:table-cell>
            <table:table-cell table:style-name="ce85" office:value-type="float" office:value="650">
              <text:p>$650</text:p>
            </table:table-cell>
            <table:table-cell table:style-name="ce85" office:value-type="float" office:value="0">
              <text:p/>
            </table:table-cell>
            <table:table-cell table:style-name="ce85" office:value-type="float" office:value="0">
              <text:p/>
            </table:table-cell>
            <table:table-cell table:style-name="ce85" office:value-type="float" office:value="0">
              <text:p/>
            </table:table-cell>
            <table:table-cell table:style-name="ce44" office:value-type="float" office:value="130.29">
              <text:p>$130</text:p>
            </table:table-cell>
            <table:table-cell table:style-name="ce44" office:value-type="float" office:value="60">
              <text:p>$60</text:p>
            </table:table-cell>
            <table:table-cell table:style-name="ce106" table:formula="of:=SUM([.B60:.M60])" office:value-type="float" office:value="840.29">
              <text:p>$840</text:p>
            </table:table-cell>
            <table:table-cell table:number-columns-repeated="1010"/>
          </table:table-row>
          <table:table-row table:style-name="ro3">
            <table:table-cell table:style-name="ce11" office:value-type="string">
              <text:p>Amazon</text:p>
            </table:table-cell>
            <table:table-cell table:style-name="ce33" office:value-type="float" office:value="140">
              <text:p>$140</text:p>
            </table:table-cell>
            <table:table-cell table:style-name="ce53" office:value-type="float" office:value="140">
              <text:p>$140</text:p>
            </table:table-cell>
            <table:table-cell table:style-name="ce66" office:value-type="float" office:value="140">
              <text:p>$140</text:p>
            </table:table-cell>
            <table:table-cell table:style-name="ce32" office:value-type="float" office:value="140">
              <text:p>$140</text:p>
            </table:table-cell>
            <table:table-cell table:style-name="ce84" office:value-type="float" office:value="140">
              <text:p>$140</text:p>
            </table:table-cell>
            <table:table-cell table:style-name="ce84" office:value-type="float" office:value="140">
              <text:p>$140</text:p>
            </table:table-cell>
            <table:table-cell table:style-name="ce85" office:value-type="float" office:value="140">
              <text:p>$140</text:p>
            </table:table-cell>
            <table:table-cell table:style-name="ce85" office:value-type="float" office:value="140">
              <text:p>$140</text:p>
            </table:table-cell>
            <table:table-cell table:style-name="ce85" office:value-type="float" office:value="140">
              <text:p>$140</text:p>
            </table:table-cell>
            <table:table-cell table:style-name="ce85" office:value-type="float" office:value="140">
              <text:p>$140</text:p>
            </table:table-cell>
            <table:table-cell table:style-name="ce44" office:value-type="float" office:value="140">
              <text:p>$140</text:p>
            </table:table-cell>
            <table:table-cell table:style-name="ce44" office:value-type="float" office:value="140">
              <text:p>$140</text:p>
            </table:table-cell>
            <table:table-cell table:style-name="ce106" table:formula="of:=SUM([.B61:.M61])" office:value-type="float" office:value="1680">
              <text:p>$1,680</text:p>
            </table:table-cell>
            <table:table-cell table:number-columns-repeated="1010"/>
          </table:table-row>
        </table:table-row-group>
        <table:table-row table:style-name="ro3">
          <table:table-cell table:style-name="ce7" office:value-type="string">
            <text:p>Events</text:p>
          </table:table-cell>
          <table:table-cell table:style-name="ce34" table:formula="of:=SUM([.B63:.B66])" office:value-type="float" office:value="0">
            <text:p/>
          </table:table-cell>
          <table:table-cell table:style-name="ce51" table:formula="of:=SUM([.C63:.C66])" office:value-type="float" office:value="0">
            <text:p/>
          </table:table-cell>
          <table:table-cell table:style-name="ce67" table:formula="of:=SUM([.D63:.D66])" office:value-type="float" office:value="15900">
            <text:p>$15,900</text:p>
          </table:table-cell>
          <table:table-cell table:style-name="ce75" table:formula="of:=SUM([.E63:.E66])" office:value-type="float" office:value="0">
            <text:p/>
          </table:table-cell>
          <table:table-cell table:style-name="ce82" table:formula="of:=SUM([.F63:.F66])" office:value-type="float" office:value="0">
            <text:p/>
          </table:table-cell>
          <table:table-cell table:style-name="ce82" table:formula="of:=SUM([.G63:.G66])" office:value-type="float" office:value="12000">
            <text:p>$12,000</text:p>
          </table:table-cell>
          <table:table-cell table:style-name="ce43" table:formula="of:=SUM([.H63:.H66])" office:value-type="float" office:value="0">
            <text:p/>
          </table:table-cell>
          <table:table-cell table:style-name="ce43" table:formula="of:=SUM([.I63:.I66])" office:value-type="float" office:value="0">
            <text:p/>
          </table:table-cell>
          <table:table-cell table:style-name="ce43" table:formula="of:=SUM([.J63:.J66])" office:value-type="float" office:value="0">
            <text:p/>
          </table:table-cell>
          <table:table-cell table:style-name="ce43" table:formula="of:=SUM([.K63:.K66])" office:value-type="float" office:value="0">
            <text:p/>
          </table:table-cell>
          <table:table-cell table:style-name="ce43" table:formula="of:=SUM([.L63:.L66])" office:value-type="float" office:value="48000">
            <text:p>$48,000</text:p>
          </table:table-cell>
          <table:table-cell table:style-name="ce97" table:formula="of:=SUM([.M63:.M66])" office:value-type="float" office:value="22000">
            <text:p>$22,000</text:p>
          </table:table-cell>
          <table:table-cell table:style-name="ce105" table:formula="of:=SUM([.B62:.M62])" office:value-type="currency" office:currency="USD" office:value="97900">
            <text:p>$97,900</text:p>
          </table:table-cell>
          <table:table-cell table:number-columns-repeated="1010"/>
        </table:table-row>
        <table:table-row-group>
          <table:table-row table:style-name="ro3">
            <table:table-cell table:style-name="ce6" office:value-type="string">
              <text:p>Boston Summit</text:p>
            </table:table-cell>
            <table:table-cell table:style-name="ce36" office:value-type="float" office:value="0">
              <text:p/>
            </table:table-cell>
            <table:table-cell table:style-name="ce54"/>
            <table:table-cell table:style-name="ce69" office:value-type="float" office:value="0">
              <text:p/>
            </table:table-cell>
            <table:table-cell table:style-name="ce77" office:value-type="float" office:value="0">
              <text:p/>
            </table:table-cell>
            <table:table-cell table:style-name="ce85" office:value-type="float" office:value="0">
              <text:p/>
            </table:table-cell>
            <table:table-cell table:style-name="ce85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6" table:formula="of:=SUM([.B63:.M63])" office:value-type="float" office:value="0">
              <text:p/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GUADEC</text:p>
            </table:table-cell>
            <table:table-cell table:style-name="ce36" office:value-type="float" office:value="0">
              <text:p/>
            </table:table-cell>
            <table:table-cell table:style-name="ce54" office:value-type="float" office:value="0">
              <text:p/>
            </table:table-cell>
            <table:table-cell table:style-name="ce69" office:value-type="float" office:value="0">
              <text:p/>
            </table:table-cell>
            <table:table-cell table:style-name="ce77" office:value-type="float" office:value="0">
              <text:p/>
            </table:table-cell>
            <table:table-cell table:style-name="ce85" office:value-type="float" office:value="0">
              <text:p/>
            </table:table-cell>
            <table:table-cell table:style-name="ce85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48000">
              <text:p>$48,000</text:p>
            </table:table-cell>
            <table:table-cell table:style-name="ce44" office:value-type="float" office:value="22000">
              <text:p>$22,000</text:p>
            </table:table-cell>
            <table:table-cell table:style-name="ce106" table:formula="of:=SUM([.B64:.M64])" office:value-type="float" office:value="70000">
              <text:p>$70,00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GUADEC –2010</text:p>
            </table:table-cell>
            <table:table-cell table:style-name="ce36" office:value-type="float" office:value="0">
              <text:p/>
            </table:table-cell>
            <table:table-cell table:style-name="ce54" office:value-type="float" office:value="0">
              <text:p/>
            </table:table-cell>
            <table:table-cell table:style-name="ce69" office:value-type="float" office:value="15900">
              <text:p>$15,900</text:p>
            </table:table-cell>
            <table:table-cell table:style-name="ce77"/>
            <table:table-cell table:style-name="ce85" office:value-type="float" office:value="0">
              <text:p/>
            </table:table-cell>
            <table:table-cell table:style-name="ce85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6" table:formula="of:=SUM([.B65:.M65])" office:value-type="float" office:value="15900">
              <text:p>$15,90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GNOME Asia</text:p>
            </table:table-cell>
            <table:table-cell table:style-name="ce36" office:value-type="float" office:value="0">
              <text:p/>
            </table:table-cell>
            <table:table-cell table:style-name="ce54" office:value-type="float" office:value="0">
              <text:p/>
            </table:table-cell>
            <table:table-cell table:style-name="ce69" office:value-type="float" office:value="0">
              <text:p/>
            </table:table-cell>
            <table:table-cell table:style-name="ce77" office:value-type="float" office:value="0">
              <text:p/>
            </table:table-cell>
            <table:table-cell table:style-name="ce85" office:value-type="float" office:value="0">
              <text:p/>
            </table:table-cell>
            <table:table-cell table:style-name="ce85" office:value-type="float" office:value="12000">
              <text:p>$12,000</text:p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44" office:value-type="float" office:value="0">
              <text:p/>
            </table:table-cell>
            <table:table-cell table:style-name="ce106" table:formula="of:=SUM([.B66:.M66])" office:value-type="float" office:value="12000">
              <text:p>$12,000</text:p>
            </table:table-cell>
            <table:table-cell table:number-columns-repeated="1010"/>
          </table:table-row>
        </table:table-row-group>
        <table:table-row table:style-name="ro3">
          <table:table-cell table:style-name="ce12" office:value-type="string">
            <text:p>Hackfests</text:p>
          </table:table-cell>
          <table:table-cell table:style-name="ce34" office:value-type="float" office:value="0">
            <text:p/>
          </table:table-cell>
          <table:table-cell table:style-name="ce51" office:value-type="float" office:value="2000">
            <text:p>$2,000</text:p>
          </table:table-cell>
          <table:table-cell table:style-name="ce67" office:value-type="float" office:value="0">
            <text:p/>
          </table:table-cell>
          <table:table-cell table:style-name="ce75" office:value-type="float" office:value="3000">
            <text:p>$3,000</text:p>
          </table:table-cell>
          <table:table-cell table:style-name="ce82" office:value-type="float" office:value="2000">
            <text:p>$2,000</text:p>
          </table:table-cell>
          <table:table-cell table:style-name="ce82" office:value-type="float" office:value="0">
            <text:p/>
          </table:table-cell>
          <table:table-cell table:style-name="ce82" office:value-type="float" office:value="10000">
            <text:p>$10,000</text:p>
          </table:table-cell>
          <table:table-cell table:style-name="ce82" office:value-type="float" office:value="0">
            <text:p/>
          </table:table-cell>
          <table:table-cell table:style-name="ce43" office:value-type="float" office:value="0">
            <text:p/>
          </table:table-cell>
          <table:table-cell table:style-name="ce43" office:value-type="float" office:value="0">
            <text:p/>
          </table:table-cell>
          <table:table-cell table:style-name="ce43" office:value-type="float" office:value="0">
            <text:p/>
          </table:table-cell>
          <table:table-cell table:style-name="ce97" office:value-type="float" office:value="0">
            <text:p/>
          </table:table-cell>
          <table:table-cell table:style-name="ce105" table:formula="of:=SUM([.B67:.M67])" office:value-type="currency" office:currency="USD" office:value="17000">
            <text:p>$17,000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Friends of GNOME</text:p>
          </table:table-cell>
          <table:table-cell table:style-name="ce34" table:formula="of:=SUM([.B69:.B70])" office:value-type="float" office:value="1460">
            <text:p>$1,460</text:p>
          </table:table-cell>
          <table:table-cell table:style-name="ce51" table:formula="of:=SUM([.C69:.C70])" office:value-type="float" office:value="1460">
            <text:p>$1,460</text:p>
          </table:table-cell>
          <table:table-cell table:style-name="ce67" table:formula="of:=SUM([.D69:.D70])" office:value-type="float" office:value="1760">
            <text:p>$1,760</text:p>
          </table:table-cell>
          <table:table-cell table:style-name="ce75" table:formula="of:=SUM([.E69:.E70])" office:value-type="float" office:value="2060">
            <text:p>$2,060</text:p>
          </table:table-cell>
          <table:table-cell table:style-name="ce82" table:formula="of:=SUM([.F69:.F70])" office:value-type="float" office:value="2360">
            <text:p>$2,360</text:p>
          </table:table-cell>
          <table:table-cell table:style-name="ce82" table:formula="of:=SUM([.G69:.G70])" office:value-type="float" office:value="14260">
            <text:p>$14,260</text:p>
          </table:table-cell>
          <table:table-cell table:style-name="ce82" table:formula="of:=SUM([.H69:.H70])" office:value-type="float" office:value="2960">
            <text:p>$2,960</text:p>
          </table:table-cell>
          <table:table-cell table:style-name="ce82" table:formula="of:=SUM([.I69:.I70])" office:value-type="float" office:value="3260">
            <text:p>$3,260</text:p>
          </table:table-cell>
          <table:table-cell table:style-name="ce82" table:formula="of:=SUM([.J69:.J70])" office:value-type="float" office:value="3560">
            <text:p>$3,560</text:p>
          </table:table-cell>
          <table:table-cell table:style-name="ce82" table:formula="of:=SUM([.K69:.K70])" office:value-type="float" office:value="3860">
            <text:p>$3,860</text:p>
          </table:table-cell>
          <table:table-cell table:style-name="ce43" table:formula="of:=SUM([.L69:.L70])" office:value-type="float" office:value="4160">
            <text:p>$4,160</text:p>
          </table:table-cell>
          <table:table-cell table:style-name="ce97" table:formula="of:=SUM([.M69:.M70])" office:value-type="float" office:value="4460">
            <text:p>$4,460</text:p>
          </table:table-cell>
          <table:table-cell table:style-name="ce105" table:formula="of:=SUM([.B68:.M68])" office:value-type="currency" office:currency="USD" office:value="45620">
            <text:p>$45,620</text:p>
          </table:table-cell>
          <table:table-cell table:number-columns-repeated="1010"/>
        </table:table-row>
        <table:table-row-group>
          <table:table-row table:style-name="ro3">
            <table:table-cell table:style-name="ce6" office:value-type="string">
              <office:annotation draw:style-name="gr4" draw:text-style-name="P2" svg:width="1.4547in" svg:height="0.8567in" svg:x="2.3984in" svg:y="10.6291in" draw:caption-point-x="-0.3768in" draw:caption-point-y="0.4835in">
                <dc:creator>gpoo</dc:creator>
                <dc:date>2010-10-31T00:00:00</dc:date>
                <text:p text:style-name="P2"><text:span text:style-name="T2">We would expect to increase 10% each month, but keeping our subscribers should be enough</text:span></text:p>
              </office:annotation>
              <text:p>FOG Subscription</text:p>
            </table:table-cell>
            <table:table-cell table:style-name="ce36" table:formula="of:=106*10" office:value-type="float" office:value="1060">
              <text:p>$1,060</text:p>
            </table:table-cell>
            <table:table-cell table:style-name="ce54" office:value-type="float" office:value="1060">
              <text:p>$1,060</text:p>
            </table:table-cell>
            <table:table-cell table:style-name="ce69" table:formula="of:=[.C69]+(30*10)" office:value-type="float" office:value="1360">
              <text:p>$1,360</text:p>
            </table:table-cell>
            <table:table-cell table:style-name="ce77" table:formula="of:=[.D69]+(30*10)" office:value-type="float" office:value="1660">
              <text:p>$1,660</text:p>
            </table:table-cell>
            <table:table-cell table:style-name="ce85" table:formula="of:=[.E69]+(30*10)" office:value-type="float" office:value="1960">
              <text:p>$1,960</text:p>
            </table:table-cell>
            <table:table-cell table:style-name="ce85" table:formula="of:=[.F69]+(30*10)" office:value-type="float" office:value="2260">
              <text:p>$2,260</text:p>
            </table:table-cell>
            <table:table-cell table:style-name="ce85" table:formula="of:=[.G69]+(30*10)" office:value-type="float" office:value="2560">
              <text:p>$2,560</text:p>
            </table:table-cell>
            <table:table-cell table:style-name="ce85" table:formula="of:=[.H69]+(30*10)" office:value-type="float" office:value="2860">
              <text:p>$2,860</text:p>
            </table:table-cell>
            <table:table-cell table:style-name="ce85" table:formula="of:=[.I69]+(30*10)" office:value-type="float" office:value="3160">
              <text:p>$3,160</text:p>
            </table:table-cell>
            <table:table-cell table:style-name="ce85" table:formula="of:=[.J69]+(30*10)" office:value-type="float" office:value="3460">
              <text:p>$3,460</text:p>
            </table:table-cell>
            <table:table-cell table:style-name="ce44" table:formula="of:=[.K69]+(30*10)" office:value-type="float" office:value="3760">
              <text:p>$3,760</text:p>
            </table:table-cell>
            <table:table-cell table:style-name="ce44" table:formula="of:=[.L69]+(30*10)" office:value-type="float" office:value="4060">
              <text:p>$4,060</text:p>
            </table:table-cell>
            <table:table-cell table:style-name="ce106" table:formula="of:=SUM([.B69:.M69])" office:value-type="float" office:value="29220">
              <text:p>$29,220</text:p>
            </table:table-cell>
            <table:table-cell table:number-columns-repeated="1010"/>
          </table:table-row>
          <table:table-row table:style-name="ro3">
            <table:table-cell table:style-name="ce6" office:value-type="string">
              <text:p>One time donation</text:p>
            </table:table-cell>
            <table:table-cell table:style-name="ce36" office:value-type="float" office:value="400">
              <text:p>$400</text:p>
            </table:table-cell>
            <table:table-cell table:style-name="ce54" office:value-type="float" office:value="400">
              <text:p>$400</text:p>
            </table:table-cell>
            <table:table-cell table:style-name="ce69" office:value-type="float" office:value="400">
              <text:p>$400</text:p>
            </table:table-cell>
            <table:table-cell table:style-name="ce77" office:value-type="float" office:value="400">
              <text:p>$400</text:p>
            </table:table-cell>
            <table:table-cell table:style-name="ce85" office:value-type="float" office:value="400">
              <text:p>$400</text:p>
            </table:table-cell>
            <table:table-cell table:style-name="ce85" office:value-type="float" office:value="12000">
              <office:annotation draw:style-name="gr1" draw:text-style-name="P1" svg:width="1.1413in" svg:height="0.5457in" svg:x="6.7657in" svg:y="10.6768in" draw:caption-point-x="-0.2402in" draw:caption-point-y="0.5976in">
                <dc:creator>gpoo</dc:creator>
                <dc:date>2010-11-01T00:00:00</dc:date>
                <text:p text:style-name="P1"><text:span text:style-name="T1">Campaign for buying a new server</text:span></text:p>
              </office:annotation>
              <text:p>$12,000</text:p>
            </table:table-cell>
            <table:table-cell table:style-name="ce85" office:value-type="float" office:value="400">
              <text:p>$400</text:p>
            </table:table-cell>
            <table:table-cell table:style-name="ce85" office:value-type="float" office:value="400">
              <text:p>$400</text:p>
            </table:table-cell>
            <table:table-cell table:style-name="ce85" office:value-type="float" office:value="400">
              <text:p>$400</text:p>
            </table:table-cell>
            <table:table-cell table:style-name="ce85" office:value-type="float" office:value="400">
              <text:p>$400</text:p>
            </table:table-cell>
            <table:table-cell table:style-name="ce44" office:value-type="float" office:value="400">
              <text:p>$400</text:p>
            </table:table-cell>
            <table:table-cell table:style-name="ce44" office:value-type="float" office:value="400">
              <text:p>$400</text:p>
            </table:table-cell>
            <table:table-cell table:style-name="ce106" table:formula="of:=SUM([.B70:.M70])" office:value-type="float" office:value="16400">
              <text:p>$16,400</text:p>
            </table:table-cell>
            <table:table-cell table:number-columns-repeated="1010"/>
          </table:table-row>
        </table:table-row-group>
        <table:table-row table:style-name="ro3">
          <table:table-cell table:style-name="ce7" office:value-type="string">
            <text:p>Interest – Bank</text:p>
          </table:table-cell>
          <table:table-cell table:style-name="ce34" office:value-type="float" office:value="70">
            <text:p>$70</text:p>
          </table:table-cell>
          <table:table-cell table:style-name="ce51" office:value-type="float" office:value="70">
            <text:p>$70</text:p>
          </table:table-cell>
          <table:table-cell table:style-name="ce67" office:value-type="float" office:value="70">
            <text:p>$70</text:p>
          </table:table-cell>
          <table:table-cell table:style-name="ce75" office:value-type="float" office:value="70">
            <text:p>$70</text:p>
          </table:table-cell>
          <table:table-cell table:style-name="ce82" office:value-type="float" office:value="70">
            <text:p>$70</text:p>
          </table:table-cell>
          <table:table-cell table:style-name="ce82" office:value-type="float" office:value="70">
            <text:p>$70</text:p>
          </table:table-cell>
          <table:table-cell table:style-name="ce82" office:value-type="float" office:value="70">
            <text:p>$70</text:p>
          </table:table-cell>
          <table:table-cell table:style-name="ce43" office:value-type="float" office:value="70">
            <text:p>$70</text:p>
          </table:table-cell>
          <table:table-cell table:style-name="ce43" office:value-type="float" office:value="70">
            <text:p>$70</text:p>
          </table:table-cell>
          <table:table-cell table:style-name="ce43" office:value-type="float" office:value="70">
            <text:p>$70</text:p>
          </table:table-cell>
          <table:table-cell table:style-name="ce43" office:value-type="float" office:value="70">
            <text:p>$70</text:p>
          </table:table-cell>
          <table:table-cell table:style-name="ce43" office:value-type="float" office:value="70">
            <text:p>$70</text:p>
          </table:table-cell>
          <table:table-cell table:style-name="ce105" table:formula="of:=SUM([.B71:.M71])" office:value-type="currency" office:currency="USD" office:value="840">
            <text:p>$840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Other Corp. donations</text:p>
          </table:table-cell>
          <table:table-cell table:style-name="ce34" office:value-type="float" office:value="0">
            <text:p/>
          </table:table-cell>
          <table:table-cell table:style-name="ce51" office:value-type="float" office:value="0">
            <text:p/>
          </table:table-cell>
          <table:table-cell table:style-name="ce67" office:value-type="float" office:value="0">
            <text:p/>
          </table:table-cell>
          <table:table-cell table:style-name="ce75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82" office:value-type="float" office:value="0">
            <text:p/>
          </table:table-cell>
          <table:table-cell table:style-name="ce43" office:value-type="float" office:value="0">
            <text:p/>
          </table:table-cell>
          <table:table-cell table:style-name="ce43" office:value-type="float" office:value="0">
            <text:p/>
          </table:table-cell>
          <table:table-cell table:style-name="ce43" office:value-type="float" office:value="0">
            <text:p/>
          </table:table-cell>
          <table:table-cell table:style-name="ce43" office:value-type="float" office:value="0">
            <text:p/>
          </table:table-cell>
          <table:table-cell table:style-name="ce105" table:formula="of:=SUM([.B72:.M72])" office:value-type="currency" office:currency="USD" office:value="0">
            <text:p>$0</text:p>
          </table:table-cell>
          <table:table-cell table:number-columns-repeated="1010"/>
        </table:table-row>
        <table:table-row table:style-name="ro3">
          <table:table-cell table:style-name="ce7" office:value-type="string">
            <text:p>Other</text:p>
          </table:table-cell>
          <table:table-cell table:style-name="ce34" table:formula="of:=SUM([.B74:.B75])" office:value-type="float" office:value="300">
            <text:p>$300</text:p>
          </table:table-cell>
          <table:table-cell table:style-name="ce51" table:formula="of:=SUM([.C74:.C75])" office:value-type="float" office:value="300">
            <text:p>$300</text:p>
          </table:table-cell>
          <table:table-cell table:style-name="ce67" table:formula="of:=SUM([.D74:.D75])" office:value-type="float" office:value="300">
            <text:p>$300</text:p>
          </table:table-cell>
          <table:table-cell table:style-name="ce75" table:formula="of:=SUM([.E74:.E75])" office:value-type="float" office:value="14450">
            <text:p>$14,450</text:p>
          </table:table-cell>
          <table:table-cell table:style-name="ce82" table:formula="of:=SUM([.F74:.F75])" office:value-type="float" office:value="300">
            <text:p>$300</text:p>
          </table:table-cell>
          <table:table-cell table:style-name="ce82" table:formula="of:=SUM([.G74:.G75])" office:value-type="float" office:value="0">
            <text:p/>
          </table:table-cell>
          <table:table-cell table:style-name="ce82" table:formula="of:=SUM([.H74:.H75])" office:value-type="float" office:value="0">
            <text:p/>
          </table:table-cell>
          <table:table-cell table:style-name="ce82" table:formula="of:=SUM([.I74:.I75])" office:value-type="float" office:value="0">
            <text:p/>
          </table:table-cell>
          <table:table-cell table:style-name="ce82" table:formula="of:=SUM([.J74:.J75])" office:value-type="float" office:value="0">
            <text:p/>
          </table:table-cell>
          <table:table-cell table:style-name="ce82" table:formula="of:=SUM([.K74:.K75])" office:value-type="float" office:value="0">
            <text:p/>
          </table:table-cell>
          <table:table-cell table:style-name="ce43" table:formula="of:=SUM([.L74:.L75])" office:value-type="float" office:value="0">
            <text:p/>
          </table:table-cell>
          <table:table-cell table:style-name="ce97" table:formula="of:=SUM([.M74:.M75])" office:value-type="float" office:value="0">
            <text:p/>
          </table:table-cell>
          <table:table-cell table:style-name="ce105" table:formula="of:=SUM([.B73:.M73])" office:value-type="currency" office:currency="USD" office:value="15650">
            <text:p>$15,650</text:p>
          </table:table-cell>
          <table:table-cell table:number-columns-repeated="1010"/>
        </table:table-row>
        <table:table-row-group>
          <table:table-row table:style-name="ro3">
            <table:table-cell table:style-name="ce11" office:value-type="string">
              <text:p>Google SoC</text:p>
            </table:table-cell>
            <table:table-cell table:style-name="ce33" office:value-type="float" office:value="0">
              <text:p/>
            </table:table-cell>
            <table:table-cell table:style-name="ce53" office:value-type="float" office:value="0">
              <text:p/>
            </table:table-cell>
            <table:table-cell table:style-name="ce66" office:value-type="float" office:value="0">
              <text:p/>
            </table:table-cell>
            <table:table-cell table:style-name="ce32" office:value-type="float" office:value="14150">
              <text:p>$14,150</text:p>
            </table:table-cell>
            <table:table-cell table:style-name="ce84" office:value-type="float" office:value="0">
              <text:p/>
            </table:table-cell>
            <table:table-cell table:style-name="ce84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106" table:formula="of:=SUM([.B74:.M74])" office:value-type="float" office:value="14150">
              <text:p>$14,150</text:p>
            </table:table-cell>
            <table:table-cell table:number-columns-repeated="1010"/>
          </table:table-row>
          <table:table-row table:style-name="ro3">
            <table:table-cell table:style-name="ce11" office:value-type="string">
              <text:p>External accounts</text:p>
            </table:table-cell>
            <table:table-cell table:style-name="ce33" office:value-type="float" office:value="300">
              <text:p>$300</text:p>
            </table:table-cell>
            <table:table-cell table:style-name="ce53" office:value-type="float" office:value="300">
              <text:p>$300</text:p>
            </table:table-cell>
            <table:table-cell table:style-name="ce66" office:value-type="float" office:value="300">
              <text:p>$300</text:p>
            </table:table-cell>
            <table:table-cell table:style-name="ce32" office:value-type="float" office:value="300">
              <text:p>$300</text:p>
            </table:table-cell>
            <table:table-cell table:style-name="ce84" office:value-type="float" office:value="300">
              <text:p>$300</text:p>
            </table:table-cell>
            <table:table-cell table:style-name="ce84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90" office:value-type="float" office:value="0">
              <text:p/>
            </table:table-cell>
            <table:table-cell table:style-name="ce106" table:formula="of:=SUM([.B75:.M75])" office:value-type="float" office:value="1500">
              <text:p>$1,500</text:p>
            </table:table-cell>
            <table:table-cell table:number-columns-repeated="1010"/>
          </table:table-row>
        </table:table-row-group>
        <table:table-row table:style-name="ro3">
          <table:table-cell table:style-name="ce7" office:value-type="string">
            <text:p>Women's outreach</text:p>
          </table:table-cell>
          <table:table-cell table:style-name="ce37" office:value-type="float" office:value="0">
            <text:p/>
          </table:table-cell>
          <table:table-cell table:style-name="ce55" table:formula="of:=4500+18000" office:value-type="float" office:value="22500">
            <text:p>$22,500</text:p>
          </table:table-cell>
          <table:table-cell table:style-name="ce70" office:value-type="float" office:value="0">
            <text:p/>
          </table:table-cell>
          <table:table-cell table:style-name="ce78" office:value-type="float" office:value="0">
            <text:p/>
          </table:table-cell>
          <table:table-cell table:style-name="ce86" office:value-type="float" office:value="0">
            <text:p/>
          </table:table-cell>
          <table:table-cell table:style-name="ce86" office:value-type="float" office:value="0">
            <text:p/>
          </table:table-cell>
          <table:table-cell table:style-name="ce86" office:value-type="float" office:value="0">
            <text:p/>
          </table:table-cell>
          <table:table-cell table:style-name="ce46" office:value-type="float" office:value="0">
            <text:p/>
          </table:table-cell>
          <table:table-cell table:style-name="ce46" office:value-type="float" office:value="0">
            <text:p/>
          </table:table-cell>
          <table:table-cell table:style-name="ce46" office:value-type="float" office:value="0">
            <text:p/>
          </table:table-cell>
          <table:table-cell table:style-name="ce46" office:value-type="float" office:value="0">
            <text:p/>
          </table:table-cell>
          <table:table-cell table:style-name="ce98" office:value-type="float" office:value="0">
            <text:p/>
          </table:table-cell>
          <table:table-cell table:style-name="ce105" table:formula="of:=SUM([.B76:.M76])" office:value-type="currency" office:currency="USD" office:value="22500">
            <text:p>$22,500</text:p>
          </table:table-cell>
          <table:table-cell table:number-columns-repeated="1010"/>
        </table:table-row>
        <table:table-row table:style-name="ro2">
          <table:table-cell table:style-name="ce15" office:value-type="string">
            <text:p>Total Result</text:p>
          </table:table-cell>
          <table:table-cell table:style-name="ce38" table:formula="of:=SUM([.B53];[.B56];[.B59];[.B62];[.B67:.B68];[.B71:.B71];[.B72:.B73];[.B76])" office:value-type="currency" office:currency="USD" office:value="7471">
            <text:p>$7,471</text:p>
          </table:table-cell>
          <table:table-cell table:style-name="ce56" table:formula="of:=SUM([.C53];[.C56];[.C59];[.C62];[.C67:.C68];[.C71:.C71];[.C72:.C73];[.C76])" office:value-type="currency" office:currency="USD" office:value="26470">
            <text:p>$26,470</text:p>
          </table:table-cell>
          <table:table-cell table:style-name="ce71" table:formula="of:=SUM([.D53];[.D56];[.D59];[.D62];[.D67:.D68];[.D71:.D71];[.D72:.D73];[.D76])" office:value-type="currency" office:currency="USD" office:value="53143">
            <text:p>$53,143</text:p>
          </table:table-cell>
          <table:table-cell table:style-name="ce38" table:formula="of:=SUM([.E53];[.E56];[.E59];[.E62];[.E67:.E68];[.E71:.E71];[.E72:.E73];[.E76])" office:value-type="currency" office:currency="USD" office:value="19720">
            <text:p>$19,720</text:p>
          </table:table-cell>
          <table:table-cell table:style-name="ce56" table:formula="of:=SUM([.F53];[.F56];[.F59];[.F62];[.F67:.F68];[.F71:.F71];[.F72:.F73];[.F76])" office:value-type="currency" office:currency="USD" office:value="74870">
            <text:p>$74,870</text:p>
          </table:table-cell>
          <table:table-cell table:style-name="ce56" table:formula="of:=SUM([.G53];[.G56];[.G59];[.G62];[.G67:.G68];[.G71:.G71];[.G72:.G73];[.G76])" office:value-type="currency" office:currency="USD" office:value="26470">
            <text:p>$26,470</text:p>
          </table:table-cell>
          <table:table-cell table:style-name="ce56" table:formula="of:=SUM([.H53];[.H56];[.H59];[.H62];[.H67:.H68];[.H71:.H71];[.H72:.H73];[.H76])" office:value-type="currency" office:currency="USD" office:value="63820">
            <text:p>$63,820</text:p>
          </table:table-cell>
          <table:table-cell table:style-name="ce56" table:formula="of:=SUM([.I53];[.I56];[.I59];[.I62];[.I67:.I68];[.I71:.I71];[.I72:.I73];[.I76])" office:value-type="currency" office:currency="USD" office:value="23470">
            <text:p>$23,470</text:p>
          </table:table-cell>
          <table:table-cell table:style-name="ce29" table:formula="of:=SUM([.J53];[.J56];[.J59];[.J62];[.J67:.J68];[.J71:.J71];[.J72:.J73];[.J76])" office:value-type="currency" office:currency="USD" office:value="3770">
            <text:p>$3,770</text:p>
          </table:table-cell>
          <table:table-cell table:style-name="ce29" table:formula="of:=SUM([.K53];[.K56];[.K59];[.K62];[.K67:.K68];[.K71:.K71];[.K72:.K73];[.K76])" office:value-type="currency" office:currency="USD" office:value="24070">
            <text:p>$24,070</text:p>
          </table:table-cell>
          <table:table-cell table:style-name="ce29" table:formula="of:=SUM([.L53];[.L56];[.L59];[.L62];[.L67:.L68];[.L71:.L71];[.L72:.L73];[.L76])" office:value-type="currency" office:currency="USD" office:value="62500.29">
            <text:p>$62,500</text:p>
          </table:table-cell>
          <table:table-cell table:style-name="ce71" table:formula="of:=SUM([.M53];[.M56:.M59];[.M62];[.M67:.M68];[.M71:.M71];[.M72:.M73];[.M76])" office:value-type="currency" office:currency="USD" office:value="26730">
            <text:p>$26,730</text:p>
          </table:table-cell>
          <table:table-cell table:style-name="ce104" table:formula="of:=IF(SUM([.B77:.M77])=SUM([.N53];[.N56];[.N59];[.N62];[.N67];[.N68];[.N71];[.N72];[.N73];[.N76]);SUM([.B77:.M77]);&quot;#Formula#&quot;)" office:value-type="currency" office:currency="USD" office:value="412504.29">
            <text:p>$412,504</text:p>
          </table:table-cell>
          <table:table-cell table:number-columns-repeated="1010"/>
        </table:table-row>
        <table:table-row table:style-name="ro4">
          <table:table-cell table:style-name="ce16" office:value-type="string">
            <text:p>Income Oct 2009-Sep 2010</text:p>
          </table:table-cell>
          <table:table-cell table:style-name="ce30" office:value-type="currency" office:currency="USD" office:value="42043.8">
            <text:p>$42,044</text:p>
          </table:table-cell>
          <table:table-cell table:style-name="ce30" office:value-type="currency" office:currency="USD" office:value="26759.73">
            <text:p>$26,760</text:p>
          </table:table-cell>
          <table:table-cell table:style-name="ce30" office:value-type="currency" office:currency="USD" office:value="38479.46">
            <text:p>$38,479</text:p>
          </table:table-cell>
          <table:table-cell table:style-name="ce30" office:value-type="currency" office:currency="USD" office:value="22809.11">
            <text:p>$22,809</text:p>
          </table:table-cell>
          <table:table-cell table:style-name="ce30" office:value-type="currency" office:currency="USD" office:value="65866.66">
            <text:p>$65,867</text:p>
          </table:table-cell>
          <table:table-cell table:style-name="ce30" office:value-type="currency" office:currency="USD" office:value="107258.28">
            <text:p>$107,258</text:p>
          </table:table-cell>
          <table:table-cell table:style-name="ce30" office:value-type="currency" office:currency="USD" office:value="83186.87">
            <text:p>$83,187</text:p>
          </table:table-cell>
          <table:table-cell table:style-name="ce30" office:value-type="currency" office:currency="USD" office:value="54823.42">
            <text:p>$54,823</text:p>
          </table:table-cell>
          <table:table-cell table:style-name="ce30" office:value-type="currency" office:currency="USD" office:value="26642.8">
            <text:p>$26,643</text:p>
          </table:table-cell>
          <table:table-cell table:style-name="ce30" office:value-type="currency" office:currency="USD" office:value="49665.95">
            <text:p>$49,666</text:p>
          </table:table-cell>
          <table:table-cell table:style-name="ce30" office:value-type="currency" office:currency="USD" office:value="57966.03">
            <text:p>$57,966</text:p>
          </table:table-cell>
          <table:table-cell table:style-name="ce30" office:value-type="currency" office:currency="USD" office:value="25836.29">
            <text:p>$25,836</text:p>
          </table:table-cell>
          <table:table-cell table:style-name="ce30" office:value-type="currency" office:currency="USD" office:value="601338.4">
            <text:p>$601,338</text:p>
          </table:table-cell>
          <table:table-cell table:number-columns-repeated="1010"/>
        </table:table-row>
        <table:table-row table:style-name="ro4">
          <table:table-cell table:style-name="ce17"/>
          <table:table-cell table:number-columns-repeated="1023"/>
        </table:table-row>
        <table:table-row table:style-name="ro3">
          <table:table-cell table:style-name="ce20" office:value-type="string">
            <text:p>Balance</text:p>
          </table:table-cell>
          <table:table-cell table:style-name="ce39" table:formula="of:=[.B77]-[.B47]" office:value-type="currency" office:currency="USD" office:value="-19194.5533333333">
            <text:p>-$19,195</text:p>
          </table:table-cell>
          <table:table-cell table:style-name="ce57" table:formula="of:=[.C77]-[.C47]" office:value-type="currency" office:currency="USD" office:value="-21194.3333333333">
            <text:p>-$21,194</text:p>
          </table:table-cell>
          <table:table-cell table:style-name="ce72" table:formula="of:=[.D77]-[.D47]" office:value-type="currency" office:currency="USD" office:value="9006.66666666667">
            <text:p>$9,007</text:p>
          </table:table-cell>
          <table:table-cell table:style-name="ce57" table:formula="of:=[.E77]-[.E47]" office:value-type="currency" office:currency="USD" office:value="8331.81666666667">
            <text:p>$8,332</text:p>
          </table:table-cell>
          <table:table-cell table:style-name="ce57" table:formula="of:=[.F77]-[.F47]" office:value-type="currency" office:currency="USD" office:value="36597.6666666667">
            <text:p>$36,598</text:p>
          </table:table-cell>
          <table:table-cell table:style-name="ce57" table:formula="of:=[.G77]-[.G47]" office:value-type="currency" office:currency="USD" office:value="-31111.5533333333">
            <text:p>-$31,112</text:p>
          </table:table-cell>
          <table:table-cell table:style-name="ce57" table:formula="of:=[.H77]-[.H47]" office:value-type="currency" office:currency="USD" office:value="25791.2966666667">
            <text:p>$25,791</text:p>
          </table:table-cell>
          <table:table-cell table:style-name="ce57" table:formula="of:=[.I77]-[.I47]" office:value-type="currency" office:currency="USD" office:value="-628.903333333335">
            <text:p>-$629</text:p>
          </table:table-cell>
          <table:table-cell table:style-name="ce57" table:formula="of:=[.J77]-[.J47]" office:value-type="currency" office:currency="USD" office:value="-27449.3533333333">
            <text:p>-$27,449</text:p>
          </table:table-cell>
          <table:table-cell table:style-name="ce57" table:formula="of:=[.K77]-[.K47]" office:value-type="currency" office:currency="USD" office:value="-27681.8433333333">
            <text:p>-$27,682</text:p>
          </table:table-cell>
          <table:table-cell table:style-name="ce57" table:formula="of:=[.L77]-[.L47]" office:value-type="currency" office:currency="USD" office:value="-4029.83333333334">
            <text:p>-$4,030</text:p>
          </table:table-cell>
          <table:table-cell table:style-name="ce57" table:formula="of:=[.M77]-[.M47]" office:value-type="currency" office:currency="USD" office:value="-53932.3233333333">
            <text:p>-$53,932</text:p>
          </table:table-cell>
          <table:table-cell table:style-name="ce107" table:formula="of:=[.N77]-[.N47]" office:value-type="currency" office:currency="USD" office:value="-105495.25">
            <text:p>-$105,495</text:p>
          </table:table-cell>
          <table:table-cell table:number-columns-repeated="1010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CL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5">
      <number:text>$</number:text>
      <number:number number:decimal-places="0" number:min-integer-digits="1"/>
    </number:number-style>
    <number:number-style style:name="N146">
      <number:text>$</number:text>
      <number:number number:decimal-places="0" number:min-integer-digits="1" number:grouping="true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$-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currency-style style:name="N15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50P0"/>
    </number:currency-style>
    <number:currency-style style:name="N15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3P1" style:volatile="true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</number:currency-style>
    <number:number-style style:name="N153">
      <number:text/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integer-digits="1" number:grouping="true"/>
    </number:number-style>
    <number:number-style style:name="N155P1" style:volatile="true">
      <style:text-properties fo:color="#ff0000"/>
      <number:text>-</number:text>
      <number:number number:decimal-places="0" number:min-integer-digits="1" number:grouping="true"/>
    </number:number-style>
    <number:number-style style:name="N155">
      <number:text/>
      <style:map style:condition="value()&gt;0" style:apply-style-name="N155P0"/>
      <style:map style:condition="value()&lt;0" style:apply-style-name="N155P1"/>
    </number:number-style>
    <number:number-style style:name="N156">
      <number:number number:decimal-places="3" number:min-integer-digits="1"/>
    </number:number-style>
    <number:currency-style style:name="N15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58P1" style:volatile="true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</number:currency-style>
    <number:number-style style:name="N158">
      <number:text/>
      <style:map style:condition="value()&gt;0" style:apply-style-name="N158P0"/>
      <style:map style:condition="value()&lt;0" style:apply-style-name="N158P1"/>
    </number:number-style>
    <number:currency-style style:name="N15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US">$</number:currency-symbol>
      <number:number number:decimal-places="0" number:min-integer-digits="0" number:display-factor="1000"/>
      <style:map style:condition="value()&gt;=0" style:apply-style-name="N159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Value" style:display-name="DataPilot Value" style:family="table-cell" style:parent-style-name="Default"/>
    <style:style style:name="DataPilot_20_Result" style:display-name="DataPilot Result" style:family="table-cell" style:parent-style-name="Default">
      <style:text-properties fo:font-weight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2">12/22/2010</text:date>, <text:time>18:0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mán Póo-Caamaño</meta:initial-creator>
    <meta:creation-date>2010-10-31T13:16:22</meta:creation-date>
    <dc:date>2010-12-22T18:07:50</dc:date>
    <dc:creator>Germán Póo-Caamaño</dc:creator>
    <meta:editing-duration>PT90H21M02S</meta:editing-duration>
    <meta:editing-cycles>15</meta:editing-cycles>
    <meta:generator>OpenOffice.org/3.2$Linux OpenOffice.org_project/320m19$Build-9505</meta:generator>
    <dc:title>GNOME Foundation Budget FY2010 - Draft</dc:title>
    <meta:document-statistic meta:table-count="1" meta:cell-count="1002" meta:object-count="0"/>
  </office:meta>
</office:document-meta>
</file>